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sort" table:style-name="ta1">
        <table:shapes>
          <draw:frame draw:z-index="0" draw:style-name="gr1" draw:text-style-name="P1" svg:width="453.51pt" svg:height="255.09pt" svg:x="54.91pt" svg:y="2580.94pt">
            <draw:object draw:notify-on-update-of-ranges="100m_sort.E4:100m_sort.E69 100m_sort.B2:100m_sort.B2 100m_sort.F4:100m_sort.F69 100m_sort.E73:100m_sort.E122 100m_sort.B71:100m_sort.B71 100m_sort.F73:100m_sort.F122 100m_sort.E127:100m_sort.E197 100m_sort.C125:100m_sort.C125 100m_sort.F127:100m_sort.F19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17.51pt" svg:y="2931.22pt">
            <draw:object draw:notify-on-update-of-ranges="100m_sort.E73:100m_sort.E122 100m_sort.B71:100m_sort.B71 100m_sort.F73:100m_sort.F122 100m_sort.E127:100m_sort.E197 100m_sort.C125:100m_sort.C125 100m_sort.F127:100m_sort.F19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78.49pt" svg:y="425.23pt">
            <draw:object draw:notify-on-update-of-ranges="100m_sort.E4:100m_sort.E69 100m_sort.B2:100m_sort.B2 100m_sort.G4:100m_sort.G69 100m_sort.B71:100m_sort.B71 100m_sort.I73:100m_sort.I122 100m_sort.E73:100m_sort.E122 100m_sort.C125:100m_sort.C125 100m_sort.I127:100m_sort.I197 100m_sort.E127:100m_sort.E19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06.51pt" svg:y="1078.02pt">
            <draw:object draw:notify-on-update-of-ranges="100m_sort.E73:100m_sort.E122 100m_sort.B71:100m_sort.B71 100m_sort.I73:100m_sort.I122 100m_sort.C125:100m_sort.C125 100m_sort.I127:100m_sort.I197 100m_sort.E127:100m_sort.E19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6.08371" calcext:value-type="float">
            <text:p>6.08371</text:p>
          </table:table-cell>
          <table:table-cell table:formula="of:=6.08371/ [.F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6.08231" calcext:value-type="float">
            <text:p>6.08231</text:p>
          </table:table-cell>
          <table:table-cell table:formula="of:=6.08371/ [.F5]" office:value-type="float" office:value="1.00023017570627" calcext:value-type="float">
            <text:p>1.0002301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6.09693" calcext:value-type="float">
            <text:p>6.09693</text:p>
          </table:table-cell>
          <table:table-cell table:formula="of:=6.08371/ [.F6]" office:value-type="float" office:value="0.997831695623863" calcext:value-type="float">
            <text:p>0.9978316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6.10143" calcext:value-type="float">
            <text:p>6.10143</text:p>
          </table:table-cell>
          <table:table-cell table:formula="of:=6.08371/ [.F7]" office:value-type="float" office:value="0.99709576279659" calcext:value-type="float">
            <text:p>0.9970957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6.13386" calcext:value-type="float">
            <text:p>6.13386</text:p>
          </table:table-cell>
          <table:table-cell table:formula="of:=6.08371/ [.F8]" office:value-type="float" office:value="0.991824071628632" calcext:value-type="float">
            <text:p>0.991824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.13959" calcext:value-type="float">
            <text:p>6.13959</text:p>
          </table:table-cell>
          <table:table-cell table:formula="of:=6.08371/ [.F9]" office:value-type="float" office:value="0.990898415040744" calcext:value-type="float">
            <text:p>0.990898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.13916" calcext:value-type="float">
            <text:p>6.13916</text:p>
          </table:table-cell>
          <table:table-cell table:formula="of:=6.08371/ [.F10]" office:value-type="float" office:value="0.990967819701718" calcext:value-type="float">
            <text:p>0.9909678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6.15837" calcext:value-type="float">
            <text:p>6.15837</text:p>
          </table:table-cell>
          <table:table-cell table:formula="of:=6.08371/ [.F11]" office:value-type="float" office:value="0.987876662168723" calcext:value-type="float">
            <text:p>0.9878766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.18668" calcext:value-type="float">
            <text:p>6.18668</text:p>
          </table:table-cell>
          <table:table-cell table:formula="of:=6.08371/ [.F12]" office:value-type="float" office:value="0.983356178111685" calcext:value-type="float">
            <text:p>0.9833561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.24367" calcext:value-type="float">
            <text:p>6.24367</text:p>
          </table:table-cell>
          <table:table-cell table:formula="of:=6.08371/ [.F13]" office:value-type="float" office:value="0.974380452522315" calcext:value-type="float">
            <text:p>0.9743804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.25743" calcext:value-type="float">
            <text:p>6.25743</text:p>
          </table:table-cell>
          <table:table-cell table:formula="of:=6.08371/ [.F14]" office:value-type="float" office:value="0.972237803698963" calcext:value-type="float">
            <text:p>0.9722378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6.26811" calcext:value-type="float">
            <text:p>6.26811</text:p>
          </table:table-cell>
          <table:table-cell table:formula="of:=6.08371/ [.F15]" office:value-type="float" office:value="0.970581243788" calcext:value-type="float">
            <text:p>0.970581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.27842" calcext:value-type="float">
            <text:p>6.27842</text:p>
          </table:table-cell>
          <table:table-cell table:formula="of:=6.08371/ [.F16]" office:value-type="float" office:value="0.968987420401948" calcext:value-type="float">
            <text:p>0.9689874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.28475" calcext:value-type="float">
            <text:p>6.28475</text:p>
          </table:table-cell>
          <table:table-cell table:formula="of:=6.08371/ [.F17]" office:value-type="float" office:value="0.968011456302956" calcext:value-type="float">
            <text:p>0.9680114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9785" calcext:value-type="float">
            <text:p>6.29785</text:p>
          </table:table-cell>
          <table:table-cell table:formula="of:=6.08371/ [.F18]" office:value-type="float" office:value="0.965997919925054" calcext:value-type="float">
            <text:p>0.9659979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.31751" calcext:value-type="float">
            <text:p>6.31751</text:p>
          </table:table-cell>
          <table:table-cell table:formula="of:=6.08371/ [.F19]" office:value-type="float" office:value="0.962991748331225" calcext:value-type="float">
            <text:p>0.9629917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.32127" calcext:value-type="float">
            <text:p>6.32127</text:p>
          </table:table-cell>
          <table:table-cell table:formula="of:=6.08371/ [.F20]" office:value-type="float" office:value="0.962418944294422" calcext:value-type="float">
            <text:p>0.9624189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.35272" calcext:value-type="float">
            <text:p>6.35272</text:p>
          </table:table-cell>
          <table:table-cell table:formula="of:=6.08371/ [.F21]" office:value-type="float" office:value="0.957654359077687" calcext:value-type="float">
            <text:p>0.9576543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3775" calcext:value-type="float">
            <text:p>6.3775</text:p>
          </table:table-cell>
          <table:table-cell table:formula="of:=6.08371/ [.F22]" office:value-type="float" office:value="0.953933359466876" calcext:value-type="float">
            <text:p>0.953933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6.38658" calcext:value-type="float">
            <text:p>6.38658</text:p>
          </table:table-cell>
          <table:table-cell table:formula="of:=6.08371/ [.F23]" office:value-type="float" office:value="0.952577122654065" calcext:value-type="float">
            <text:p>0.9525771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.39222" calcext:value-type="float">
            <text:p>6.39222</text:p>
          </table:table-cell>
          <table:table-cell table:formula="of:=6.08371/ [.F24]" office:value-type="float" office:value="0.951736642355864" calcext:value-type="float">
            <text:p>0.9517366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.39825" calcext:value-type="float">
            <text:p>6.39825</text:p>
          </table:table-cell>
          <table:table-cell table:formula="of:=6.08371/ [.F25]" office:value-type="float" office:value="0.950839682725745" calcext:value-type="float">
            <text:p>0.9508396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.41088" calcext:value-type="float">
            <text:p>6.41088</text:p>
          </table:table-cell>
          <table:table-cell table:formula="of:=6.08371/ [.F26]" office:value-type="float" office:value="0.948966444544275" calcext:value-type="float">
            <text:p>0.9489664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.42396" calcext:value-type="float">
            <text:p>6.42396</text:p>
          </table:table-cell>
          <table:table-cell table:formula="of:=6.08371/ [.F27]" office:value-type="float" office:value="0.947034228108519" calcext:value-type="float">
            <text:p>0.9470342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6.43984" calcext:value-type="float">
            <text:p>6.43984</text:p>
          </table:table-cell>
          <table:table-cell table:formula="of:=6.08371/ [.F28]" office:value-type="float" office:value="0.944698936619543" calcext:value-type="float">
            <text:p>0.9446989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6.45949" calcext:value-type="float">
            <text:p>6.45949</text:p>
          </table:table-cell>
          <table:table-cell table:formula="of:=6.08371/ [.F29]" office:value-type="float" office:value="0.941825128609225" calcext:value-type="float">
            <text:p>0.9418251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6.48041" calcext:value-type="float">
            <text:p>6.48041</text:p>
          </table:table-cell>
          <table:table-cell table:formula="of:=6.08371/ [.F30]" office:value-type="float" office:value="0.938784737385443" calcext:value-type="float">
            <text:p>0.9387847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.528" calcext:value-type="float">
            <text:p>6.528</text:p>
          </table:table-cell>
          <table:table-cell table:formula="of:=6.08371/ [.F31]" office:value-type="float" office:value="0.931940870098039" calcext:value-type="float">
            <text:p>0.9319408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.53466" calcext:value-type="float">
            <text:p>6.53466</text:p>
          </table:table-cell>
          <table:table-cell table:formula="of:=6.08371/ [.F32]" office:value-type="float" office:value="0.930991053857431" calcext:value-type="float">
            <text:p>0.930991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6.5481" calcext:value-type="float">
            <text:p>6.5481</text:p>
          </table:table-cell>
          <table:table-cell table:formula="of:=6.08371/ [.F33]" office:value-type="float" office:value="0.929080191200501" calcext:value-type="float">
            <text:p>0.929080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.55178" calcext:value-type="float">
            <text:p>6.55178</text:p>
          </table:table-cell>
          <table:table-cell table:formula="of:=6.08371/ [.F34]" office:value-type="float" office:value="0.928558345976208" calcext:value-type="float">
            <text:p>0.92855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.55415" calcext:value-type="float">
            <text:p>6.55415</text:p>
          </table:table-cell>
          <table:table-cell table:formula="of:=6.08371/ [.F35]" office:value-type="float" office:value="0.928222576535478" calcext:value-type="float">
            <text:p>0.9282225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.57549" calcext:value-type="float">
            <text:p>6.57549</text:p>
          </table:table-cell>
          <table:table-cell table:formula="of:=6.08371/ [.F36]" office:value-type="float" office:value="0.925210136430897" calcext:value-type="float">
            <text:p>0.925210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.58723" calcext:value-type="float">
            <text:p>6.58723</text:p>
          </table:table-cell>
          <table:table-cell table:formula="of:=6.08371/ [.F37]" office:value-type="float" office:value="0.923561193399957" calcext:value-type="float">
            <text:p>0.9235611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6.60244" calcext:value-type="float">
            <text:p>6.60244</text:p>
          </table:table-cell>
          <table:table-cell table:formula="of:=6.08371/ [.F38]" office:value-type="float" office:value="0.921433591217792" calcext:value-type="float">
            <text:p>0.9214335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.61896" calcext:value-type="float">
            <text:p>6.61896</text:p>
          </table:table-cell>
          <table:table-cell table:formula="of:=6.08371/ [.F39]" office:value-type="float" office:value="0.919133821627567" calcext:value-type="float">
            <text:p>0.9191338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192" calcext:value-type="float">
            <text:p>6.66192</text:p>
          </table:table-cell>
          <table:table-cell table:formula="of:=6.08371/ [.F40]" office:value-type="float" office:value="0.913206703172659" calcext:value-type="float">
            <text:p>0.913206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6.66827" calcext:value-type="float">
            <text:p>6.66827</text:p>
          </table:table-cell>
          <table:table-cell table:formula="of:=6.08371/ [.F41]" office:value-type="float" office:value="0.912337082931555" calcext:value-type="float">
            <text:p>0.9123370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6.67805" calcext:value-type="float">
            <text:p>6.67805</text:p>
          </table:table-cell>
          <table:table-cell table:formula="of:=6.08371/ [.F42]" office:value-type="float" office:value="0.91100096585081" calcext:value-type="float">
            <text:p>0.9110009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6.68006" calcext:value-type="float">
            <text:p>6.68006</text:p>
          </table:table-cell>
          <table:table-cell table:formula="of:=6.08371/ [.F43]" office:value-type="float" office:value="0.910726849758834" calcext:value-type="float">
            <text:p>0.9107268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6.69362" calcext:value-type="float">
            <text:p>6.69362</text:p>
          </table:table-cell>
          <table:table-cell table:formula="of:=6.08371/ [.F44]" office:value-type="float" office:value="0.908881890516641" calcext:value-type="float">
            <text:p>0.9088818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6.70646" calcext:value-type="float">
            <text:p>6.70646</text:p>
          </table:table-cell>
          <table:table-cell table:formula="of:=6.08371/ [.F45]" office:value-type="float" office:value="0.907141770770272" calcext:value-type="float">
            <text:p>0.9071417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6.71928" calcext:value-type="float">
            <text:p>6.71928</text:p>
          </table:table-cell>
          <table:table-cell table:formula="of:=6.08371/ [.F46]" office:value-type="float" office:value="0.905410996416283" calcext:value-type="float">
            <text:p>0.905410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6.73021" calcext:value-type="float">
            <text:p>6.73021</text:p>
          </table:table-cell>
          <table:table-cell table:formula="of:=6.08371/ [.F47]" office:value-type="float" office:value="0.9039405902639" calcext:value-type="float">
            <text:p>0.9039405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.77382" calcext:value-type="float">
            <text:p>6.77382</text:p>
          </table:table-cell>
          <table:table-cell table:formula="of:=6.08371/ [.F48]" office:value-type="float" office:value="0.89812100114854" calcext:value-type="float">
            <text:p>0.8981210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.80674" calcext:value-type="float">
            <text:p>6.80674</text:p>
          </table:table-cell>
          <table:table-cell table:formula="of:=6.08371/ [.F49]" office:value-type="float" office:value="0.893777344220581" calcext:value-type="float">
            <text:p>0.8937773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6.81371" calcext:value-type="float">
            <text:p>6.81371</text:p>
          </table:table-cell>
          <table:table-cell table:formula="of:=6.08371/ [.F50]" office:value-type="float" office:value="0.892863065789416" calcext:value-type="float">
            <text:p>0.892863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6.81956" calcext:value-type="float">
            <text:p>6.81956</text:p>
          </table:table-cell>
          <table:table-cell table:formula="of:=6.08371/ [.F51]" office:value-type="float" office:value="0.892097144097273" calcext:value-type="float">
            <text:p>0.8920971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6.84604" calcext:value-type="float">
            <text:p>6.84604</text:p>
          </table:table-cell>
          <table:table-cell table:formula="of:=6.08371/ [.F52]" office:value-type="float" office:value="0.88864657524642" calcext:value-type="float">
            <text:p>0.8886465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.85523" calcext:value-type="float">
            <text:p>6.85523</text:p>
          </table:table-cell>
          <table:table-cell table:formula="of:=6.08371/ [.F53]" office:value-type="float" office:value="0.887455271376745" calcext:value-type="float">
            <text:p>0.8874552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6.87203" calcext:value-type="float">
            <text:p>6.87203</text:p>
          </table:table-cell>
          <table:table-cell table:formula="of:=6.08371/ [.F54]" office:value-type="float" office:value="0.885285716156652" calcext:value-type="float">
            <text:p>0.8852857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6.88886" calcext:value-type="float">
            <text:p>6.88886</text:p>
          </table:table-cell>
          <table:table-cell table:formula="of:=6.08371/ [.F55]" office:value-type="float" office:value="0.883122896966987" calcext:value-type="float">
            <text:p>0.883122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6.9199" calcext:value-type="float">
            <text:p>6.9199</text:p>
          </table:table-cell>
          <table:table-cell table:formula="of:=6.08371/ [.F56]" office:value-type="float" office:value="0.879161548577292" calcext:value-type="float">
            <text:p>0.8791615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6.97794" calcext:value-type="float">
            <text:p>6.97794</text:p>
          </table:table-cell>
          <table:table-cell table:formula="of:=6.08371/ [.F57]" office:value-type="float" office:value="0.871848998415005" calcext:value-type="float">
            <text:p>0.871848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7.12084" calcext:value-type="float">
            <text:p>7.12084</text:p>
          </table:table-cell>
          <table:table-cell table:formula="of:=6.08371/ [.F58]" office:value-type="float" office:value="0.854352857247179" calcext:value-type="float">
            <text:p>0.8543528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7.15041" calcext:value-type="float">
            <text:p>7.15041</text:p>
          </table:table-cell>
          <table:table-cell table:formula="of:=6.08371/ [.F59]" office:value-type="float" office:value="0.850819743203537" calcext:value-type="float">
            <text:p>0.8508197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7.17527" calcext:value-type="float">
            <text:p>7.17527</text:p>
          </table:table-cell>
          <table:table-cell table:formula="of:=6.08371/ [.F60]" office:value-type="float" office:value="0.8478719267707" calcext:value-type="float">
            <text:p>0.847871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7.21246" calcext:value-type="float">
            <text:p>7.21246</text:p>
          </table:table-cell>
          <table:table-cell table:formula="of:=6.08371/ [.F61]" office:value-type="float" office:value="0.84349999861351" calcext:value-type="float">
            <text:p>0.8434999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7.27048" calcext:value-type="float">
            <text:p>7.27048</text:p>
          </table:table-cell>
          <table:table-cell table:formula="of:=6.08371/ [.F62]" office:value-type="float" office:value="0.836768686524136" calcext:value-type="float">
            <text:p>0.8367686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7.35341" calcext:value-type="float">
            <text:p>7.35341</text:p>
          </table:table-cell>
          <table:table-cell table:formula="of:=6.08371/ [.F63]" office:value-type="float" office:value="0.827331809323837" calcext:value-type="float">
            <text:p>0.8273318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7.4529" calcext:value-type="float">
            <text:p>7.4529</text:p>
          </table:table-cell>
          <table:table-cell table:formula="of:=6.08371/ [.F64]" office:value-type="float" office:value="0.816287619584323" calcext:value-type="float">
            <text:p>0.8162876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7.61664" calcext:value-type="float">
            <text:p>7.61664</text:p>
          </table:table-cell>
          <table:table-cell table:formula="of:=6.08371/ [.F65]" office:value-type="float" office:value="0.798739339131165" calcext:value-type="float">
            <text:p>0.7987393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7.9212" calcext:value-type="float">
            <text:p>7.9212</text:p>
          </table:table-cell>
          <table:table-cell table:formula="of:=6.08371/ [.F66]" office:value-type="float" office:value="0.768028834015048" calcext:value-type="float">
            <text:p>0.768028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8.88321" calcext:value-type="float">
            <text:p>8.88321</text:p>
          </table:table-cell>
          <table:table-cell table:formula="of:=6.08371/ [.F67]" office:value-type="float" office:value="0.684854911681701" calcext:value-type="float">
            <text:p>0.6848549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9.0891" calcext:value-type="float">
            <text:p>9.0891</text:p>
          </table:table-cell>
          <table:table-cell table:formula="of:=6.08371/ [.F68]" office:value-type="float" office:value="0.669341298918485" calcext:value-type="float">
            <text:p>0.6693412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9.35238" calcext:value-type="float">
            <text:p>9.35238</text:p>
          </table:table-cell>
          <table:table-cell table:formula="of:=6.08371/ [.F69]" office:value-type="float" office:value="0.650498589663807" calcext:value-type="float">
            <text:p>0.650498589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4.7303" calcext:value-type="float">
            <text:p>4.7303</text:p>
          </table:table-cell>
          <table:table-cell table:formula="of:=[.F4]/[.F73]" office:value-type="float" office:value="1.28611504555736" calcext:value-type="float">
            <text:p>1.2861150456</text:p>
          </table:table-cell>
          <table:table-cell/>
          <table:table-cell table:formula="of:=6.08371/[.F73]" office:value-type="float" office:value="1.28611504555736" calcext:value-type="float">
            <text:p>1.28611504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4.74635" calcext:value-type="float">
            <text:p>4.74635</text:p>
          </table:table-cell>
          <table:table-cell table:formula="of:=[.F5]/[.F74]" office:value-type="float" office:value="1.2814710251035" calcext:value-type="float">
            <text:p>1.2814710251</text:p>
          </table:table-cell>
          <table:table-cell/>
          <table:table-cell table:formula="of:=6.08371/[.F74]" office:value-type="float" office:value="1.28176598860177" calcext:value-type="float">
            <text:p>1.28176598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4.42717" calcext:value-type="float">
            <text:p>4.42717</text:p>
          </table:table-cell>
          <table:table-cell table:formula="of:=[.F6]/[.F75]" office:value-type="float" office:value="1.37716193414755" calcext:value-type="float">
            <text:p>1.3771619341</text:p>
          </table:table-cell>
          <table:table-cell/>
          <table:table-cell table:formula="of:=6.08371/[.F75]" office:value-type="float" office:value="1.37417582789909" calcext:value-type="float">
            <text:p>1.37417582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4.22505" calcext:value-type="float">
            <text:p>4.22505</text:p>
          </table:table-cell>
          <table:table-cell table:formula="of:=[.F7]/[.F76]" office:value-type="float" office:value="1.44410835374729" calcext:value-type="float">
            <text:p>1.4441083537</text:p>
          </table:table-cell>
          <table:table-cell/>
          <table:table-cell table:formula="of:=6.08371/[.F76]" office:value-type="float" office:value="1.43991432054059" calcext:value-type="float">
            <text:p>1.43991432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.52481" calcext:value-type="float">
            <text:p>3.52481</text:p>
          </table:table-cell>
          <table:table-cell table:formula="of:=[.F8]/[.F77]" office:value-type="float" office:value="1.74019592545414" calcext:value-type="float">
            <text:p>1.7401959255</text:p>
          </table:table-cell>
          <table:table-cell/>
          <table:table-cell table:formula="of:=6.08371/[.F77]" office:value-type="float" office:value="1.72596820821548" calcext:value-type="float">
            <text:p>1.72596820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.09815" calcext:value-type="float">
            <text:p>3.09815</text:p>
          </table:table-cell>
          <table:table-cell table:formula="of:=[.F9]/[.F78]" office:value-type="float" office:value="1.98169552797637" calcext:value-type="float">
            <text:p>1.981695528</text:p>
          </table:table-cell>
          <table:table-cell/>
          <table:table-cell table:formula="of:=6.08371/[.F78]" office:value-type="float" office:value="1.96365895776512" calcext:value-type="float">
            <text:p>1.96365895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88092" calcext:value-type="float">
            <text:p>2.88092</text:p>
          </table:table-cell>
          <table:table-cell table:formula="of:=[.F10]/[.F79]" office:value-type="float" office:value="2.13097205059495" calcext:value-type="float">
            <text:p>2.1309720506</text:p>
          </table:table-cell>
          <table:table-cell/>
          <table:table-cell table:formula="of:=6.08371/[.F79]" office:value-type="float" office:value="2.11172472682338" calcext:value-type="float">
            <text:p>2.11172472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.67607" calcext:value-type="float">
            <text:p>2.67607</text:p>
          </table:table-cell>
          <table:table-cell table:formula="of:=[.F11]/[.F80]" office:value-type="float" office:value="2.30127388297018" calcext:value-type="float">
            <text:p>2.301273883</text:p>
          </table:table-cell>
          <table:table-cell/>
          <table:table-cell table:formula="of:=6.08371/[.F80]" office:value-type="float" office:value="2.27337476224463" calcext:value-type="float">
            <text:p>2.27337476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57379" calcext:value-type="float">
            <text:p>2.57379</text:p>
          </table:table-cell>
          <table:table-cell table:formula="of:=[.F12]/[.F81]" office:value-type="float" office:value="2.40372369152106" calcext:value-type="float">
            <text:p>2.4037236915</text:p>
          </table:table-cell>
          <table:table-cell/>
          <table:table-cell table:formula="of:=6.08371/[.F81]" office:value-type="float" office:value="2.36371654253066" calcext:value-type="float">
            <text:p>2.36371654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50127" calcext:value-type="float">
            <text:p>2.50127</text:p>
          </table:table-cell>
          <table:table-cell table:formula="of:=[.F13]/[.F82]" office:value-type="float" office:value="2.49619993043534" calcext:value-type="float">
            <text:p>2.4961999304</text:p>
          </table:table-cell>
          <table:table-cell/>
          <table:table-cell table:formula="of:=6.08371/[.F82]" office:value-type="float" office:value="2.43224841780376" calcext:value-type="float">
            <text:p>2.43224841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.52397" calcext:value-type="float">
            <text:p>2.52397</text:p>
          </table:table-cell>
          <table:table-cell table:formula="of:=[.F14]/[.F83]" office:value-type="float" office:value="2.47920141681557" calcext:value-type="float">
            <text:p>2.4792014168</text:p>
          </table:table-cell>
          <table:table-cell/>
          <table:table-cell table:formula="of:=6.08371/[.F83]" office:value-type="float" office:value="2.41037334041213" calcext:value-type="float">
            <text:p>2.41037334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.39223" calcext:value-type="float">
            <text:p>2.39223</text:p>
          </table:table-cell>
          <table:table-cell table:formula="of:=[.F15]/[.F84]" office:value-type="float" office:value="2.62019538255101" calcext:value-type="float">
            <text:p>2.6201953826</text:p>
          </table:table-cell>
          <table:table-cell/>
          <table:table-cell table:formula="of:=6.08371/[.F84]" office:value-type="float" office:value="2.54311249336393" calcext:value-type="float">
            <text:p>2.54311249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.45213" calcext:value-type="float">
            <text:p>2.45213</text:p>
          </table:table-cell>
          <table:table-cell table:formula="of:=[.F16]/[.F85]" office:value-type="float" office:value="2.56039443259534" calcext:value-type="float">
            <text:p>2.5603944326</text:p>
          </table:table-cell>
          <table:table-cell/>
          <table:table-cell table:formula="of:=6.08371/[.F85]" office:value-type="float" office:value="2.48098999645206" calcext:value-type="float">
            <text:p>2.48098999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.3642" calcext:value-type="float">
            <text:p>2.3642</text:p>
          </table:table-cell>
          <table:table-cell table:formula="of:=[.F17]/[.F86]" office:value-type="float" office:value="2.65829879028847" calcext:value-type="float">
            <text:p>2.6582987903</text:p>
          </table:table-cell>
          <table:table-cell/>
          <table:table-cell table:formula="of:=6.08371/[.F86]" office:value-type="float" office:value="2.57326368327553" calcext:value-type="float">
            <text:p>2.57326368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32491" calcext:value-type="float">
            <text:p>2.32491</text:p>
          </table:table-cell>
          <table:table-cell table:formula="of:=[.F18]/[.F87]" office:value-type="float" office:value="2.70885754717387" calcext:value-type="float">
            <text:p>2.7088575472</text:p>
          </table:table-cell>
          <table:table-cell/>
          <table:table-cell table:formula="of:=6.08371/[.F87]" office:value-type="float" office:value="2.61675075594324" calcext:value-type="float">
            <text:p>2.61675075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28282" calcext:value-type="float">
            <text:p>2.28282</text:p>
          </table:table-cell>
          <table:table-cell table:formula="of:=[.F19]/[.F88]" office:value-type="float" office:value="2.76741486407163" calcext:value-type="float">
            <text:p>2.7674148641</text:p>
          </table:table-cell>
          <table:table-cell/>
          <table:table-cell table:formula="of:=6.08371/[.F88]" office:value-type="float" office:value="2.66499767831016" calcext:value-type="float">
            <text:p>2.66499767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28596" calcext:value-type="float">
            <text:p>2.28596</text:p>
          </table:table-cell>
          <table:table-cell table:formula="of:=[.F20]/[.F89]" office:value-type="float" office:value="2.76525835972633" calcext:value-type="float">
            <text:p>2.7652583597</text:p>
          </table:table-cell>
          <table:table-cell/>
          <table:table-cell table:formula="of:=6.08371/[.F89]" office:value-type="float" office:value="2.66133703126914" calcext:value-type="float">
            <text:p>2.66133703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9551" calcext:value-type="float">
            <text:p>2.29551</text:p>
          </table:table-cell>
          <table:table-cell table:formula="of:=[.F21]/[.F90]" office:value-type="float" office:value="2.7674547268363" calcext:value-type="float">
            <text:p>2.7674547268</text:p>
          </table:table-cell>
          <table:table-cell/>
          <table:table-cell table:formula="of:=6.08371/[.F90]" office:value-type="float" office:value="2.65026508270493" calcext:value-type="float">
            <text:p>2.65026508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1562" calcext:value-type="float">
            <text:p>2.31562</text:p>
          </table:table-cell>
          <table:table-cell table:formula="of:=[.F22]/[.F91]" office:value-type="float" office:value="2.75412200620136" calcext:value-type="float">
            <text:p>2.7541220062</text:p>
          </table:table-cell>
          <table:table-cell/>
          <table:table-cell table:formula="of:=6.08371/[.F91]" office:value-type="float" office:value="2.62724885775732" calcext:value-type="float">
            <text:p>2.62724885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.3203" calcext:value-type="float">
            <text:p>2.3203</text:p>
          </table:table-cell>
          <table:table-cell table:formula="of:=[.F23]/[.F92]" office:value-type="float" office:value="2.75248028272206" calcext:value-type="float">
            <text:p>2.7524802827</text:p>
          </table:table-cell>
          <table:table-cell/>
          <table:table-cell table:formula="of:=6.08371/[.F92]" office:value-type="float" office:value="2.62194974787743" calcext:value-type="float">
            <text:p>2.62194974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30896" calcext:value-type="float">
            <text:p>2.30896</text:p>
          </table:table-cell>
          <table:table-cell table:formula="of:=[.F24]/[.F93]" office:value-type="float" office:value="2.76844120296584" calcext:value-type="float">
            <text:p>2.768441203</text:p>
          </table:table-cell>
          <table:table-cell/>
          <table:table-cell table:formula="of:=6.08371/[.F93]" office:value-type="float" office:value="2.63482693507033" calcext:value-type="float">
            <text:p>2.63482693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.32102" calcext:value-type="float">
            <text:p>2.32102</text:p>
          </table:table-cell>
          <table:table-cell table:formula="of:=[.F25]/[.F94]" office:value-type="float" office:value="2.75665440194397" calcext:value-type="float">
            <text:p>2.7566544019</text:p>
          </table:table-cell>
          <table:table-cell/>
          <table:table-cell table:formula="of:=6.08371/[.F94]" office:value-type="float" office:value="2.62113639692894" calcext:value-type="float">
            <text:p>2.62113639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35744" calcext:value-type="float">
            <text:p>2.35744</text:p>
          </table:table-cell>
          <table:table-cell table:formula="of:=[.F26]/[.F95]" office:value-type="float" office:value="2.71942446043165" calcext:value-type="float">
            <text:p>2.7194244604</text:p>
          </table:table-cell>
          <table:table-cell/>
          <table:table-cell table:formula="of:=6.08371/[.F95]" office:value-type="float" office:value="2.58064256142256" calcext:value-type="float">
            <text:p>2.58064256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862" calcext:value-type="float">
            <text:p>2.34862</text:p>
          </table:table-cell>
          <table:table-cell table:formula="of:=[.F27]/[.F96]" office:value-type="float" office:value="2.73520620619768" calcext:value-type="float">
            <text:p>2.7352062062</text:p>
          </table:table-cell>
          <table:table-cell/>
          <table:table-cell table:formula="of:=6.08371/[.F96]" office:value-type="float" office:value="2.59033389820405" calcext:value-type="float">
            <text:p>2.59033389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38494" calcext:value-type="float">
            <text:p>2.38494</text:p>
          </table:table-cell>
          <table:table-cell table:formula="of:=[.F28]/[.F97]" office:value-type="float" office:value="2.70021048747558" calcext:value-type="float">
            <text:p>2.7002104875</text:p>
          </table:table-cell>
          <table:table-cell/>
          <table:table-cell table:formula="of:=6.08371/[.F97]" office:value-type="float" office:value="2.55088597616712" calcext:value-type="float">
            <text:p>2.550885976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.33634" calcext:value-type="float">
            <text:p>2.33634</text:p>
          </table:table-cell>
          <table:table-cell table:formula="of:=[.F29]/[.F98]" office:value-type="float" office:value="2.76479022744977" calcext:value-type="float">
            <text:p>2.7647902274</text:p>
          </table:table-cell>
          <table:table-cell/>
          <table:table-cell table:formula="of:=6.08371/[.F98]" office:value-type="float" office:value="2.60394891154541" calcext:value-type="float">
            <text:p>2.60394891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4038" calcext:value-type="float">
            <text:p>2.4038</text:p>
          </table:table-cell>
          <table:table-cell table:formula="of:=[.F30]/[.F99]" office:value-type="float" office:value="2.69590232132457" calcext:value-type="float">
            <text:p>2.6959023213</text:p>
          </table:table-cell>
          <table:table-cell/>
          <table:table-cell table:formula="of:=6.08371/[.F99]" office:value-type="float" office:value="2.53087195274149" calcext:value-type="float">
            <text:p>2.53087195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40532" calcext:value-type="float">
            <text:p>2.40532</text:p>
          </table:table-cell>
          <table:table-cell table:formula="of:=[.F31]/[.F100]" office:value-type="float" office:value="2.71398400212861" calcext:value-type="float">
            <text:p>2.7139840021</text:p>
          </table:table-cell>
          <table:table-cell/>
          <table:table-cell table:formula="of:=6.08371/[.F100]" office:value-type="float" office:value="2.5292726123759" calcext:value-type="float">
            <text:p>2.52927261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.38901" calcext:value-type="float">
            <text:p>2.38901</text:p>
          </table:table-cell>
          <table:table-cell table:formula="of:=[.F32]/[.F101]" office:value-type="float" office:value="2.73530039639851" calcext:value-type="float">
            <text:p>2.7353003964</text:p>
          </table:table-cell>
          <table:table-cell/>
          <table:table-cell table:formula="of:=6.08371/[.F101]" office:value-type="float" office:value="2.5465401986597" calcext:value-type="float">
            <text:p>2.54654019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.35812" calcext:value-type="float">
            <text:p>2.35812</text:p>
          </table:table-cell>
          <table:table-cell table:formula="of:=[.F33]/[.F102]" office:value-type="float" office:value="2.7768306956389" calcext:value-type="float">
            <text:p>2.7768306956</text:p>
          </table:table-cell>
          <table:table-cell/>
          <table:table-cell table:formula="of:=6.08371/[.F102]" office:value-type="float" office:value="2.57989839363561" calcext:value-type="float">
            <text:p>2.57989839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.38875" calcext:value-type="float">
            <text:p>2.38875</text:p>
          </table:table-cell>
          <table:table-cell table:formula="of:=[.F34]/[.F103]" office:value-type="float" office:value="2.74276504447933" calcext:value-type="float">
            <text:p>2.7427650445</text:p>
          </table:table-cell>
          <table:table-cell/>
          <table:table-cell table:formula="of:=6.08371/[.F103]" office:value-type="float" office:value="2.54681737310309" calcext:value-type="float">
            <text:p>2.54681737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.39443" calcext:value-type="float">
            <text:p>2.39443</text:p>
          </table:table-cell>
          <table:table-cell table:formula="of:=[.F35]/[.F104]" office:value-type="float" office:value="2.73724853096562" calcext:value-type="float">
            <text:p>2.737248531</text:p>
          </table:table-cell>
          <table:table-cell/>
          <table:table-cell table:formula="of:=6.08371/[.F104]" office:value-type="float" office:value="2.54077588403086" calcext:value-type="float">
            <text:p>2.5407758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.3744" calcext:value-type="float">
            <text:p>2.3744</text:p>
          </table:table-cell>
          <table:table-cell table:formula="of:=[.F36]/[.F105]" office:value-type="float" office:value="2.76932698787062" calcext:value-type="float">
            <text:p>2.7693269879</text:p>
          </table:table-cell>
          <table:table-cell/>
          <table:table-cell table:formula="of:=6.08371/[.F105]" office:value-type="float" office:value="2.56220940026954" calcext:value-type="float">
            <text:p>2.56220940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.34718" calcext:value-type="float">
            <text:p>2.34718</text:p>
          </table:table-cell>
          <table:table-cell table:formula="of:=[.F37]/[.F106]" office:value-type="float" office:value="2.80644432893941" calcext:value-type="float">
            <text:p>2.8064443289</text:p>
          </table:table-cell>
          <table:table-cell/>
          <table:table-cell table:formula="of:=6.08371/[.F106]" office:value-type="float" office:value="2.59192307364582" calcext:value-type="float">
            <text:p>2.59192307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.39538" calcext:value-type="float">
            <text:p>2.39538</text:p>
          </table:table-cell>
          <table:table-cell table:formula="of:=[.F38]/[.F107]" office:value-type="float" office:value="2.75632258764789" calcext:value-type="float">
            <text:p>2.7563225876</text:p>
          </table:table-cell>
          <table:table-cell/>
          <table:table-cell table:formula="of:=6.08371/[.F107]" office:value-type="float" office:value="2.53976822049111" calcext:value-type="float">
            <text:p>2.53976822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.38602" calcext:value-type="float">
            <text:p>2.38602</text:p>
          </table:table-cell>
          <table:table-cell table:formula="of:=[.F39]/[.F108]" office:value-type="float" office:value="2.77405889305203" calcext:value-type="float">
            <text:p>2.7740588931</text:p>
          </table:table-cell>
          <table:table-cell/>
          <table:table-cell table:formula="of:=6.08371/[.F108]" office:value-type="float" office:value="2.54973135179085" calcext:value-type="float">
            <text:p>2.54973135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.40474" calcext:value-type="float">
            <text:p>2.40474</text:p>
          </table:table-cell>
          <table:table-cell table:formula="of:=[.F40]/[.F109]" office:value-type="float" office:value="2.770328601013" calcext:value-type="float">
            <text:p>2.770328601</text:p>
          </table:table-cell>
          <table:table-cell/>
          <table:table-cell table:formula="of:=6.08371/[.F109]" office:value-type="float" office:value="2.52988264843601" calcext:value-type="float">
            <text:p>2.52988264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2.40424" calcext:value-type="float">
            <text:p>2.40424</text:p>
          </table:table-cell>
          <table:table-cell table:formula="of:=[.F41]/[.F110]" office:value-type="float" office:value="2.77354590223938" calcext:value-type="float">
            <text:p>2.7735459022</text:p>
          </table:table-cell>
          <table:table-cell/>
          <table:table-cell table:formula="of:=6.08371/[.F110]" office:value-type="float" office:value="2.53040877782584" calcext:value-type="float">
            <text:p>2.53040877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2.43018" calcext:value-type="float">
            <text:p>2.43018</text:p>
          </table:table-cell>
          <table:table-cell table:formula="of:=[.F42]/[.F111]" office:value-type="float" office:value="2.74796517130418" calcext:value-type="float">
            <text:p>2.7479651713</text:p>
          </table:table-cell>
          <table:table-cell/>
          <table:table-cell table:formula="of:=6.08371/[.F111]" office:value-type="float" office:value="2.5033989251825" calcext:value-type="float">
            <text:p>2.50339892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2.44201" calcext:value-type="float">
            <text:p>2.44201</text:p>
          </table:table-cell>
          <table:table-cell table:formula="of:=[.F43]/[.F112]" office:value-type="float" office:value="2.73547610370146" calcext:value-type="float">
            <text:p>2.7354761037</text:p>
          </table:table-cell>
          <table:table-cell/>
          <table:table-cell table:formula="of:=6.08371/[.F112]" office:value-type="float" office:value="2.4912715345146" calcext:value-type="float">
            <text:p>2.49127153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.4967" calcext:value-type="float">
            <text:p>2.4967</text:p>
          </table:table-cell>
          <table:table-cell table:formula="of:=[.F44]/[.F113]" office:value-type="float" office:value="2.68098690271158" calcext:value-type="float">
            <text:p>2.6809869027</text:p>
          </table:table-cell>
          <table:table-cell/>
          <table:table-cell table:formula="of:=6.08371/[.F113]" office:value-type="float" office:value="2.43670044458685" calcext:value-type="float">
            <text:p>2.43670044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2.45882" calcext:value-type="float">
            <text:p>2.45882</text:p>
          </table:table-cell>
          <table:table-cell table:formula="of:=[.F45]/[.F114]" office:value-type="float" office:value="2.72751157059077" calcext:value-type="float">
            <text:p>2.7275115706</text:p>
          </table:table-cell>
          <table:table-cell/>
          <table:table-cell table:formula="of:=6.08371/[.F114]" office:value-type="float" office:value="2.47423967594212" calcext:value-type="float">
            <text:p>2.47423967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.53359" calcext:value-type="float">
            <text:p>2.53359</text:p>
          </table:table-cell>
          <table:table-cell table:formula="of:=[.F46]/[.F115]" office:value-type="float" office:value="2.65207867097676" calcext:value-type="float">
            <text:p>2.652078671</text:p>
          </table:table-cell>
          <table:table-cell/>
          <table:table-cell table:formula="of:=6.08371/[.F115]" office:value-type="float" office:value="2.40122119206344" calcext:value-type="float">
            <text:p>2.401221192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2.52676" calcext:value-type="float">
            <text:p>2.52676</text:p>
          </table:table-cell>
          <table:table-cell table:formula="of:=[.F47]/[.F116]" office:value-type="float" office:value="2.66357311339423" calcext:value-type="float">
            <text:p>2.6635731134</text:p>
          </table:table-cell>
          <table:table-cell/>
          <table:table-cell table:formula="of:=6.08371/[.F116]" office:value-type="float" office:value="2.40771185233263" calcext:value-type="float">
            <text:p>2.40771185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.49724" calcext:value-type="float">
            <text:p>2.49724</text:p>
          </table:table-cell>
          <table:table-cell table:formula="of:=[.F48]/[.F117]" office:value-type="float" office:value="2.71252262497798" calcext:value-type="float">
            <text:p>2.712522625</text:p>
          </table:table-cell>
          <table:table-cell/>
          <table:table-cell table:formula="of:=6.08371/[.F117]" office:value-type="float" office:value="2.43617353558328" calcext:value-type="float">
            <text:p>2.43617353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55789" calcext:value-type="float">
            <text:p>2.55789</text:p>
          </table:table-cell>
          <table:table-cell table:formula="of:=[.F49]/[.F118]" office:value-type="float" office:value="2.66107612133438" calcext:value-type="float">
            <text:p>2.6610761213</text:p>
          </table:table-cell>
          <table:table-cell/>
          <table:table-cell table:formula="of:=6.08371/[.F118]" office:value-type="float" office:value="2.37840954849505" calcext:value-type="float">
            <text:p>2.37840954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2.53911" calcext:value-type="float">
            <text:p>2.53911</text:p>
          </table:table-cell>
          <table:table-cell table:formula="of:=[.F50]/[.F119]" office:value-type="float" office:value="2.68350327476951" calcext:value-type="float">
            <text:p>2.6835032748</text:p>
          </table:table-cell>
          <table:table-cell/>
          <table:table-cell table:formula="of:=6.08371/[.F119]" office:value-type="float" office:value="2.39600096096664" calcext:value-type="float">
            <text:p>2.3960009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2.54553" calcext:value-type="float">
            <text:p>2.54553</text:p>
          </table:table-cell>
          <table:table-cell table:formula="of:=[.F51]/[.F120]" office:value-type="float" office:value="2.67903344293723" calcext:value-type="float">
            <text:p>2.6790334429</text:p>
          </table:table-cell>
          <table:table-cell/>
          <table:table-cell table:formula="of:=6.08371/[.F120]" office:value-type="float" office:value="2.38995808338538" calcext:value-type="float">
            <text:p>2.38995808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2.56213" calcext:value-type="float">
            <text:p>2.56213</text:p>
          </table:table-cell>
          <table:table-cell table:formula="of:=[.F52]/[.F121]" office:value-type="float" office:value="2.67201117819939" calcext:value-type="float">
            <text:p>2.6720111782</text:p>
          </table:table-cell>
          <table:table-cell/>
          <table:table-cell table:formula="of:=6.08371/[.F121]" office:value-type="float" office:value="2.37447358252704" calcext:value-type="float">
            <text:p>2.37447358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2.54373" calcext:value-type="float">
            <text:p>2.54373</text:p>
          </table:table-cell>
          <table:table-cell table:formula="of:=[.F53]/[.F122]" office:value-type="float" office:value="2.69495190134173" calcext:value-type="float">
            <text:p>2.6949519013</text:p>
          </table:table-cell>
          <table:table-cell/>
          <table:table-cell table:formula="of:=6.08371/[.F122]" office:value-type="float" office:value="2.3916492709525" calcext:value-type="float">
            <text:p>2.39164927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centralized 4 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4.67893" calcext:value-type="float">
            <text:p>4.67893</text:p>
          </table:table-cell>
          <table:table-cell table:formula="of:=[.F73]/[.F127]" office:value-type="float" office:value="1.01097900588382" calcext:value-type="float">
            <text:p>1.0109790059</text:p>
          </table:table-cell>
          <table:table-cell/>
          <table:table-cell table:formula="of:=6.08371/[.F127]" office:value-type="float" office:value="1.30023531020981" calcext:value-type="float">
            <text:p>1.300235310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4.68058" calcext:value-type="float">
            <text:p>4.68058</text:p>
          </table:table-cell>
          <table:table-cell table:formula="of:=[.F74]/[.F128]" office:value-type="float" office:value="1.01405167735623" calcext:value-type="float">
            <text:p>1.0140516774</text:p>
          </table:table-cell>
          <table:table-cell/>
          <table:table-cell table:formula="of:=6.08371/[.F128]" office:value-type="float" office:value="1.29977695071978" calcext:value-type="float">
            <text:p>1.29977695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4.38876" calcext:value-type="float">
            <text:p>4.38876</text:p>
          </table:table-cell>
          <table:table-cell table:formula="of:=[.F75]/[.F129]" office:value-type="float" office:value="1.00875190258752" calcext:value-type="float">
            <text:p>1.0087519026</text:p>
          </table:table-cell>
          <table:table-cell/>
          <table:table-cell table:formula="of:=6.08371/[.F129]" office:value-type="float" office:value="1.38620248088298" calcext:value-type="float">
            <text:p>1.38620248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4.12017" calcext:value-type="float">
            <text:p>4.12017</text:p>
          </table:table-cell>
          <table:table-cell table:formula="of:=[.F76]/[.F130]" office:value-type="float" office:value="1.0254552603412" calcext:value-type="float">
            <text:p>1.0254552603</text:p>
          </table:table-cell>
          <table:table-cell/>
          <table:table-cell table:formula="of:=6.08371/[.F130]" office:value-type="float" office:value="1.47656771443897" calcext:value-type="float">
            <text:p>1.47656771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.40016" calcext:value-type="float">
            <text:p>3.40016</text:p>
          </table:table-cell>
          <table:table-cell table:formula="of:=[.F77]/[.F131]" office:value-type="float" office:value="1.03666003952755" calcext:value-type="float">
            <text:p>1.0366600395</text:p>
          </table:table-cell>
          <table:table-cell/>
          <table:table-cell table:formula="of:=6.08371/[.F131]" office:value-type="float" office:value="1.78924227095196" calcext:value-type="float">
            <text:p>1.7892422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.92928" calcext:value-type="float">
            <text:p>2.92928</text:p>
          </table:table-cell>
          <table:table-cell table:formula="of:=[.F78]/[.F132]" office:value-type="float" office:value="1.0576489785886" calcext:value-type="float">
            <text:p>1.0576489786</text:p>
          </table:table-cell>
          <table:table-cell/>
          <table:table-cell table:formula="of:=6.08371/[.F132]" office:value-type="float" office:value="2.07686189097662" calcext:value-type="float">
            <text:p>2.0768618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6523" calcext:value-type="float">
            <text:p>2.76523</text:p>
          </table:table-cell>
          <table:table-cell table:formula="of:=[.F79]/[.F133]" office:value-type="float" office:value="1.04183738784839" calcext:value-type="float">
            <text:p>1.0418373878</text:p>
          </table:table-cell>
          <table:table-cell/>
          <table:table-cell table:formula="of:=6.08371/[.F133]" office:value-type="float" office:value="2.20007377324852" calcext:value-type="float">
            <text:p>2.20007377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.50452" calcext:value-type="float">
            <text:p>2.50452</text:p>
          </table:table-cell>
          <table:table-cell table:formula="of:=[.F80]/[.F134]" office:value-type="float" office:value="1.06849615894463" calcext:value-type="float">
            <text:p>1.0684961589</text:p>
          </table:table-cell>
          <table:table-cell/>
          <table:table-cell table:formula="of:=6.08371/[.F134]" office:value-type="float" office:value="2.42909220130005" calcext:value-type="float">
            <text:p>2.42909220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61809" calcext:value-type="float">
            <text:p>2.61809</text:p>
          </table:table-cell>
          <table:table-cell table:formula="of:=[.F81]/[.F135]" office:value-type="float" office:value="0.98307926771043" calcext:value-type="float">
            <text:p>0.9830792677</text:p>
          </table:table-cell>
          <table:table-cell/>
          <table:table-cell table:formula="of:=6.08371/[.F135]" office:value-type="float" office:value="2.32372072770608" calcext:value-type="float">
            <text:p>2.32372072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39542" calcext:value-type="float">
            <text:p>2.39542</text:p>
          </table:table-cell>
          <table:table-cell table:formula="of:=[.F82]/[.F136]" office:value-type="float" office:value="1.04418849304089" calcext:value-type="float">
            <text:p>1.044188493</text:p>
          </table:table-cell>
          <table:table-cell/>
          <table:table-cell table:formula="of:=6.08371/[.F136]" office:value-type="float" office:value="2.53972581008758" calcext:value-type="float">
            <text:p>2.53972581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.35376" calcext:value-type="float">
            <text:p>2.35376</text:p>
          </table:table-cell>
          <table:table-cell table:formula="of:=[.F83]/[.F137]" office:value-type="float" office:value="1.07231408469853" calcext:value-type="float">
            <text:p>1.0723140847</text:p>
          </table:table-cell>
          <table:table-cell/>
          <table:table-cell table:formula="of:=6.08371/[.F137]" office:value-type="float" office:value="2.58467728230576" calcext:value-type="float">
            <text:p>2.58467728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.30306" calcext:value-type="float">
            <text:p>2.30306</text:p>
          </table:table-cell>
          <table:table-cell table:formula="of:=[.F84]/[.F138]" office:value-type="float" office:value="1.03871805337247" calcext:value-type="float">
            <text:p>1.0387180534</text:p>
          </table:table-cell>
          <table:table-cell/>
          <table:table-cell table:formula="of:=6.08371/[.F138]" office:value-type="float" office:value="2.64157685861419" calcext:value-type="float">
            <text:p>2.64157685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.33739" calcext:value-type="float">
            <text:p>2.33739</text:p>
          </table:table-cell>
          <table:table-cell table:formula="of:=[.F85]/[.F139]" office:value-type="float" office:value="1.04908894108386" calcext:value-type="float">
            <text:p>1.0490889411</text:p>
          </table:table-cell>
          <table:table-cell/>
          <table:table-cell table:formula="of:=6.08371/[.F139]" office:value-type="float" office:value="2.60277916821754" calcext:value-type="float">
            <text:p>2.60277916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.28719" calcext:value-type="float">
            <text:p>2.28719</text:p>
          </table:table-cell>
          <table:table-cell table:formula="of:=[.F86]/[.F140]" office:value-type="float" office:value="1.03367013671798" calcext:value-type="float">
            <text:p>1.0336701367</text:p>
          </table:table-cell>
          <table:table-cell/>
          <table:table-cell table:formula="of:=6.08371/[.F140]" office:value-type="float" office:value="2.65990582330283" calcext:value-type="float">
            <text:p>2.65990582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28327" calcext:value-type="float">
            <text:p>2.28327</text:p>
          </table:table-cell>
          <table:table-cell table:formula="of:=[.F87]/[.F141]" office:value-type="float" office:value="1.01823700219422" calcext:value-type="float">
            <text:p>1.0182370022</text:p>
          </table:table-cell>
          <table:table-cell/>
          <table:table-cell table:formula="of:=6.08371/[.F141]" office:value-type="float" office:value="2.66447244522111" calcext:value-type="float">
            <text:p>2.66447244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27464" calcext:value-type="float">
            <text:p>2.27464</text:p>
          </table:table-cell>
          <table:table-cell table:formula="of:=[.F88]/[.F142]" office:value-type="float" office:value="1.00359617346042" calcext:value-type="float">
            <text:p>1.0035961735</text:p>
          </table:table-cell>
          <table:table-cell/>
          <table:table-cell table:formula="of:=6.08371/[.F142]" office:value-type="float" office:value="2.67458147223297" calcext:value-type="float">
            <text:p>2.67458147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2528" calcext:value-type="float">
            <text:p>2.2528</text:p>
          </table:table-cell>
          <table:table-cell table:formula="of:=[.F89]/[.F143]" office:value-type="float" office:value="1.01471946022727" calcext:value-type="float">
            <text:p>1.0147194602</text:p>
          </table:table-cell>
          <table:table-cell/>
          <table:table-cell table:formula="of:=6.08371/[.F143]" office:value-type="float" office:value="2.70051047585227" calcext:value-type="float">
            <text:p>2.70051047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6429" calcext:value-type="float">
            <text:p>2.26429</text:p>
          </table:table-cell>
          <table:table-cell table:formula="of:=[.F90]/[.F144]" office:value-type="float" office:value="1.01378798652116" calcext:value-type="float">
            <text:p>1.0137879865</text:p>
          </table:table-cell>
          <table:table-cell/>
          <table:table-cell table:formula="of:=6.08371/[.F144]" office:value-type="float" office:value="2.68680690194277" calcext:value-type="float">
            <text:p>2.68680690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2356" calcext:value-type="float">
            <text:p>2.22356</text:p>
          </table:table-cell>
          <table:table-cell table:formula="of:=[.F91]/[.F145]" office:value-type="float" office:value="1.04140207595028" calcext:value-type="float">
            <text:p>1.041402076</text:p>
          </table:table-cell>
          <table:table-cell/>
          <table:table-cell table:formula="of:=6.08371/[.F145]" office:value-type="float" office:value="2.73602241450647" calcext:value-type="float">
            <text:p>2.73602241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.20378" calcext:value-type="float">
            <text:p>2.20378</text:p>
          </table:table-cell>
          <table:table-cell table:formula="of:=[.F92]/[.F146]" office:value-type="float" office:value="1.05287279129496" calcext:value-type="float">
            <text:p>1.0528727913</text:p>
          </table:table-cell>
          <table:table-cell/>
          <table:table-cell table:formula="of:=6.08371/[.F146]" office:value-type="float" office:value="2.76057954968282" calcext:value-type="float">
            <text:p>2.76057954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17146" calcext:value-type="float">
            <text:p>2.17146</text:p>
          </table:table-cell>
          <table:table-cell table:formula="of:=[.F93]/[.F147]" office:value-type="float" office:value="1.06332145192635" calcext:value-type="float">
            <text:p>1.0633214519</text:p>
          </table:table-cell>
          <table:table-cell/>
          <table:table-cell table:formula="of:=6.08371/[.F147]" office:value-type="float" office:value="2.80166800217365" calcext:value-type="float">
            <text:p>2.80166800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.13719" calcext:value-type="float">
            <text:p>2.13719</text:p>
          </table:table-cell>
          <table:table-cell table:formula="of:=[.F94]/[.F148]" office:value-type="float" office:value="1.08601481384435" calcext:value-type="float">
            <text:p>1.0860148138</text:p>
          </table:table-cell>
          <table:table-cell/>
          <table:table-cell table:formula="of:=6.08371/[.F148]" office:value-type="float" office:value="2.84659295617142" calcext:value-type="float">
            <text:p>2.846592956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13504" calcext:value-type="float">
            <text:p>2.13504</text:p>
          </table:table-cell>
          <table:table-cell table:formula="of:=[.F95]/[.F149]" office:value-type="float" office:value="1.10416666666667" calcext:value-type="float">
            <text:p>1.1041666667</text:p>
          </table:table-cell>
          <table:table-cell/>
          <table:table-cell table:formula="of:=6.08371/[.F149]" office:value-type="float" office:value="2.84945949490408" calcext:value-type="float">
            <text:p>2.84945949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5531" calcext:value-type="float">
            <text:p>2.15531</text:p>
          </table:table-cell>
          <table:table-cell table:formula="of:=[.F96]/[.F150]" office:value-type="float" office:value="1.08969011418311" calcext:value-type="float">
            <text:p>1.0896901142</text:p>
          </table:table-cell>
          <table:table-cell/>
          <table:table-cell table:formula="of:=6.08371/[.F150]" office:value-type="float" office:value="2.82266124130635" calcext:value-type="float">
            <text:p>2.82266124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14129" calcext:value-type="float">
            <text:p>2.14129</text:p>
          </table:table-cell>
          <table:table-cell table:formula="of:=[.F97]/[.F151]" office:value-type="float" office:value="1.11378654922967" calcext:value-type="float">
            <text:p>1.1137865492</text:p>
          </table:table-cell>
          <table:table-cell/>
          <table:table-cell table:formula="of:=6.08371/[.F151]" office:value-type="float" office:value="2.84114248887353" calcext:value-type="float">
            <text:p>2.84114248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.15432" calcext:value-type="float">
            <text:p>2.15432</text:p>
          </table:table-cell>
          <table:table-cell table:formula="of:=[.F98]/[.F152]" office:value-type="float" office:value="1.08449069776078" calcext:value-type="float">
            <text:p>1.0844906978</text:p>
          </table:table-cell>
          <table:table-cell/>
          <table:table-cell table:formula="of:=6.08371/[.F152]" office:value-type="float" office:value="2.8239583720153" calcext:value-type="float">
            <text:p>2.8239583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13994" calcext:value-type="float">
            <text:p>2.13994</text:p>
          </table:table-cell>
          <table:table-cell table:formula="of:=[.F99]/[.F153]" office:value-type="float" office:value="1.12330252250063" calcext:value-type="float">
            <text:p>1.1233025225</text:p>
          </table:table-cell>
          <table:table-cell/>
          <table:table-cell table:formula="of:=6.08371/[.F153]" office:value-type="float" office:value="2.84293484864062" calcext:value-type="float">
            <text:p>2.84293484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18655" calcext:value-type="float">
            <text:p>2.18655</text:p>
          </table:table-cell>
          <table:table-cell table:formula="of:=[.F100]/[.F154]" office:value-type="float" office:value="1.10005259426951" calcext:value-type="float">
            <text:p>1.1000525943</text:p>
          </table:table-cell>
          <table:table-cell/>
          <table:table-cell table:formula="of:=6.08371/[.F154]" office:value-type="float" office:value="2.78233289885893" calcext:value-type="float">
            <text:p>2.78233289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.22779" calcext:value-type="float">
            <text:p>2.22779</text:p>
          </table:table-cell>
          <table:table-cell table:formula="of:=[.F101]/[.F155]" office:value-type="float" office:value="1.07236768277082" calcext:value-type="float">
            <text:p>1.0723676828</text:p>
          </table:table-cell>
          <table:table-cell/>
          <table:table-cell table:formula="of:=6.08371/[.F155]" office:value-type="float" office:value="2.73082741191944" calcext:value-type="float">
            <text:p>2.73082741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.20198" calcext:value-type="float">
            <text:p>2.20198</text:p>
          </table:table-cell>
          <table:table-cell table:formula="of:=[.F102]/[.F156]" office:value-type="float" office:value="1.0709089092544" calcext:value-type="float">
            <text:p>1.0709089093</text:p>
          </table:table-cell>
          <table:table-cell/>
          <table:table-cell table:formula="of:=6.08371/[.F156]" office:value-type="float" office:value="2.76283617471548" calcext:value-type="float">
            <text:p>2.76283617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.21618" calcext:value-type="float">
            <text:p>2.21618</text:p>
          </table:table-cell>
          <table:table-cell table:formula="of:=[.F103]/[.F157]" office:value-type="float" office:value="1.07786822370024" calcext:value-type="float">
            <text:p>1.0778682237</text:p>
          </table:table-cell>
          <table:table-cell/>
          <table:table-cell table:formula="of:=6.08371/[.F157]" office:value-type="float" office:value="2.74513351803554" calcext:value-type="float">
            <text:p>2.7451335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.23506" calcext:value-type="float">
            <text:p>2.23506</text:p>
          </table:table-cell>
          <table:table-cell table:formula="of:=[.F104]/[.F158]" office:value-type="float" office:value="1.07130457347901" calcext:value-type="float">
            <text:p>1.0713045735</text:p>
          </table:table-cell>
          <table:table-cell/>
          <table:table-cell table:formula="of:=6.08371/[.F158]" office:value-type="float" office:value="2.72194482474743" calcext:value-type="float">
            <text:p>2.72194482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.25255" calcext:value-type="float">
            <text:p>2.25255</text:p>
          </table:table-cell>
          <table:table-cell table:formula="of:=[.F105]/[.F159]" office:value-type="float" office:value="1.05409424874032" calcext:value-type="float">
            <text:p>1.0540942487</text:p>
          </table:table-cell>
          <table:table-cell/>
          <table:table-cell table:formula="of:=6.08371/[.F159]" office:value-type="float" office:value="2.7008101928925" calcext:value-type="float">
            <text:p>2.70081019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.23878" calcext:value-type="float">
            <text:p>2.23878</text:p>
          </table:table-cell>
          <table:table-cell table:formula="of:=[.F106]/[.F160]" office:value-type="float" office:value="1.04841922832972" calcext:value-type="float">
            <text:p>1.0484192283</text:p>
          </table:table-cell>
          <table:table-cell/>
          <table:table-cell table:formula="of:=6.08371/[.F160]" office:value-type="float" office:value="2.71742198876174" calcext:value-type="float">
            <text:p>2.71742198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.23899" calcext:value-type="float">
            <text:p>2.23899</text:p>
          </table:table-cell>
          <table:table-cell table:formula="of:=[.F107]/[.F161]" office:value-type="float" office:value="1.06984845845672" calcext:value-type="float">
            <text:p>1.0698484585</text:p>
          </table:table-cell>
          <table:table-cell/>
          <table:table-cell table:formula="of:=6.08371/[.F161]" office:value-type="float" office:value="2.71716711552977" calcext:value-type="float">
            <text:p>2.717167115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.24746" calcext:value-type="float">
            <text:p>2.24746</text:p>
          </table:table-cell>
          <table:table-cell table:formula="of:=[.F108]/[.F162]" office:value-type="float" office:value="1.06165182027711" calcext:value-type="float">
            <text:p>1.0616518203</text:p>
          </table:table-cell>
          <table:table-cell/>
          <table:table-cell table:formula="of:=6.08371/[.F162]" office:value-type="float" office:value="2.70692693084638" calcext:value-type="float">
            <text:p>2.70692693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.26106" calcext:value-type="float">
            <text:p>2.26106</text:p>
          </table:table-cell>
          <table:table-cell table:formula="of:=[.F109]/[.F163]" office:value-type="float" office:value="1.06354541675144" calcext:value-type="float">
            <text:p>1.0635454168</text:p>
          </table:table-cell>
          <table:table-cell/>
          <table:table-cell table:formula="of:=6.08371/[.F163]" office:value-type="float" office:value="2.6906450956631" calcext:value-type="float">
            <text:p>2.69064509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2.23037" calcext:value-type="float">
            <text:p>2.23037</text:p>
          </table:table-cell>
          <table:table-cell table:formula="of:=[.F110]/[.F164]" office:value-type="float" office:value="1.07795567551572" calcext:value-type="float">
            <text:p>1.0779556755</text:p>
          </table:table-cell>
          <table:table-cell/>
          <table:table-cell table:formula="of:=6.08371/[.F164]" office:value-type="float" office:value="2.72766850343217" calcext:value-type="float">
            <text:p>2.72766850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2.223" calcext:value-type="float">
            <text:p>2.223</text:p>
          </table:table-cell>
          <table:table-cell table:formula="of:=[.F111]/[.F165]" office:value-type="float" office:value="1.0931983805668" calcext:value-type="float">
            <text:p>1.0931983806</text:p>
          </table:table-cell>
          <table:table-cell/>
          <table:table-cell table:formula="of:=6.08371/[.F165]" office:value-type="float" office:value="2.73671165092218" calcext:value-type="float">
            <text:p>2.73671165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2.2067" calcext:value-type="float">
            <text:p>2.2067</text:p>
          </table:table-cell>
          <table:table-cell table:formula="of:=[.F112]/[.F166]" office:value-type="float" office:value="1.10663434087098" calcext:value-type="float">
            <text:p>1.1066343409</text:p>
          </table:table-cell>
          <table:table-cell/>
          <table:table-cell table:formula="of:=6.08371/[.F166]" office:value-type="float" office:value="2.75692663252821" calcext:value-type="float">
            <text:p>2.75692663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.18918" calcext:value-type="float">
            <text:p>2.18918</text:p>
          </table:table-cell>
          <table:table-cell table:formula="of:=[.F113]/[.F167]" office:value-type="float" office:value="1.14047268840388" calcext:value-type="float">
            <text:p>1.1404726884</text:p>
          </table:table-cell>
          <table:table-cell/>
          <table:table-cell table:formula="of:=6.08371/[.F167]" office:value-type="float" office:value="2.77899030687289" calcext:value-type="float">
            <text:p>2.77899030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2.2011" calcext:value-type="float">
            <text:p>2.2011</text:p>
          </table:table-cell>
          <table:table-cell table:formula="of:=[.F114]/[.F168]" office:value-type="float" office:value="1.11708691108991" calcext:value-type="float">
            <text:p>1.1170869111</text:p>
          </table:table-cell>
          <table:table-cell/>
          <table:table-cell table:formula="of:=6.08371/[.F168]" office:value-type="float" office:value="2.76394075689428" calcext:value-type="float">
            <text:p>2.76394075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.18046" calcext:value-type="float">
            <text:p>2.18046</text:p>
          </table:table-cell>
          <table:table-cell table:formula="of:=[.F115]/[.F169]" office:value-type="float" office:value="1.16195206516056" calcext:value-type="float">
            <text:p>1.1619520652</text:p>
          </table:table-cell>
          <table:table-cell/>
          <table:table-cell table:formula="of:=6.08371/[.F169]" office:value-type="float" office:value="2.79010392302542" calcext:value-type="float">
            <text:p>2.7901039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2.18551" calcext:value-type="float">
            <text:p>2.18551</text:p>
          </table:table-cell>
          <table:table-cell table:formula="of:=[.F116]/[.F170]" office:value-type="float" office:value="1.15614204464862" calcext:value-type="float">
            <text:p>1.1561420446</text:p>
          </table:table-cell>
          <table:table-cell/>
          <table:table-cell table:formula="of:=6.08371/[.F170]" office:value-type="float" office:value="2.78365690388056" calcext:value-type="float">
            <text:p>2.783656903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.19326" calcext:value-type="float">
            <text:p>2.19326</text:p>
          </table:table-cell>
          <table:table-cell table:formula="of:=[.F117]/[.F171]" office:value-type="float" office:value="1.13859733912076" calcext:value-type="float">
            <text:p>1.1385973391</text:p>
          </table:table-cell>
          <table:table-cell/>
          <table:table-cell table:formula="of:=6.08371/[.F171]" office:value-type="float" office:value="2.77382070525154" calcext:value-type="float">
            <text:p>2.77382070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22908" calcext:value-type="float">
            <text:p>2.22908</text:p>
          </table:table-cell>
          <table:table-cell table:formula="of:=[.F118]/[.F172]" office:value-type="float" office:value="1.14750928634235" calcext:value-type="float">
            <text:p>1.1475092863</text:p>
          </table:table-cell>
          <table:table-cell/>
          <table:table-cell table:formula="of:=6.08371/[.F172]" office:value-type="float" office:value="2.72924704362338" calcext:value-type="float">
            <text:p>2.72924704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2.1993" calcext:value-type="float">
            <text:p>2.1993</text:p>
          </table:table-cell>
          <table:table-cell table:formula="of:=[.F119]/[.F173]" office:value-type="float" office:value="1.15450825262584" calcext:value-type="float">
            <text:p>1.1545082526</text:p>
          </table:table-cell>
          <table:table-cell/>
          <table:table-cell table:formula="of:=6.08371/[.F173]" office:value-type="float" office:value="2.76620288273542" calcext:value-type="float">
            <text:p>2.76620288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2.23859" calcext:value-type="float">
            <text:p>2.23859</text:p>
          </table:table-cell>
          <table:table-cell table:number-columns-repeated="2"/>
          <table:table-cell table:formula="of:=6.08371/[.F174]" office:value-type="float" office:value="2.717652629557" calcext:value-type="float">
            <text:p>2.71765262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2.28134" calcext:value-type="float">
            <text:p>2.28134</text:p>
          </table:table-cell>
          <table:table-cell table:number-columns-repeated="2"/>
          <table:table-cell table:formula="of:=6.08371/[.F175]" office:value-type="float" office:value="2.66672657297904" calcext:value-type="float">
            <text:p>2.66672657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2.30377" calcext:value-type="float">
            <text:p>2.30377</text:p>
          </table:table-cell>
          <table:table-cell table:number-columns-repeated="2"/>
          <table:table-cell table:formula="of:=6.08371/[.F176]" office:value-type="float" office:value="2.64076274975366" calcext:value-type="float">
            <text:p>2.64076274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2.2899" calcext:value-type="float">
            <text:p>2.2899</text:p>
          </table:table-cell>
          <table:table-cell table:number-columns-repeated="2"/>
          <table:table-cell table:formula="of:=6.08371/[.F177]" office:value-type="float" office:value="2.65675793702782" calcext:value-type="float">
            <text:p>2.6567579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2.32984" calcext:value-type="float">
            <text:p>2.32984</text:p>
          </table:table-cell>
          <table:table-cell table:number-columns-repeated="2"/>
          <table:table-cell table:formula="of:=6.08371/[.F178]" office:value-type="float" office:value="2.61121364557223" calcext:value-type="float">
            <text:p>2.61121364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2.31926" calcext:value-type="float">
            <text:p>2.31926</text:p>
          </table:table-cell>
          <table:table-cell table:number-columns-repeated="2"/>
          <table:table-cell table:formula="of:=6.08371/[.F179]" office:value-type="float" office:value="2.62312547967886" calcext:value-type="float">
            <text:p>2.62312547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.32339" calcext:value-type="float">
            <text:p>2.32339</text:p>
          </table:table-cell>
          <table:table-cell table:number-columns-repeated="2"/>
          <table:table-cell table:formula="of:=6.08371/[.F180]" office:value-type="float" office:value="2.6184626773809" calcext:value-type="float">
            <text:p>2.61846267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.35537" calcext:value-type="float">
            <text:p>2.35537</text:p>
          </table:table-cell>
          <table:table-cell table:number-columns-repeated="2"/>
          <table:table-cell table:formula="of:=6.08371/[.F181]" office:value-type="float" office:value="2.58291054059447" calcext:value-type="float">
            <text:p>2.58291054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2.39246" calcext:value-type="float">
            <text:p>2.39246</text:p>
          </table:table-cell>
          <table:table-cell table:number-columns-repeated="2"/>
          <table:table-cell table:formula="of:=6.08371/[.F182]" office:value-type="float" office:value="2.54286801033246" calcext:value-type="float">
            <text:p>2.54286801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2.39585" calcext:value-type="float">
            <text:p>2.39585</text:p>
          </table:table-cell>
          <table:table-cell table:number-columns-repeated="2"/>
          <table:table-cell table:formula="of:=6.08371/[.F183]" office:value-type="float" office:value="2.53926998768704" calcext:value-type="float">
            <text:p>2.53926998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2.38592" calcext:value-type="float">
            <text:p>2.38592</text:p>
          </table:table-cell>
          <table:table-cell table:number-columns-repeated="2"/>
          <table:table-cell table:formula="of:=6.08371/[.F184]" office:value-type="float" office:value="2.54983821754292" calcext:value-type="float">
            <text:p>2.54983821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2.39444" calcext:value-type="float">
            <text:p>2.39444</text:p>
          </table:table-cell>
          <table:table-cell table:number-columns-repeated="2"/>
          <table:table-cell table:formula="of:=6.08371/[.F185]" office:value-type="float" office:value="2.54076527288218" calcext:value-type="float">
            <text:p>2.54076527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2.39125" calcext:value-type="float">
            <text:p>2.39125</text:p>
          </table:table-cell>
          <table:table-cell table:number-columns-repeated="2"/>
          <table:table-cell table:formula="of:=6.08371/[.F186]" office:value-type="float" office:value="2.54415473078934" calcext:value-type="float">
            <text:p>2.54415473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2.44297" calcext:value-type="float">
            <text:p>2.44297</text:p>
          </table:table-cell>
          <table:table-cell table:number-columns-repeated="2"/>
          <table:table-cell table:formula="of:=6.08371/[.F187]" office:value-type="float" office:value="2.49029255373582" calcext:value-type="float">
            <text:p>2.49029255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2.56141" calcext:value-type="float">
            <text:p>2.56141</text:p>
          </table:table-cell>
          <table:table-cell table:number-columns-repeated="2"/>
          <table:table-cell table:formula="of:=6.08371/[.F188]" office:value-type="float" office:value="2.37514103560148" calcext:value-type="float">
            <text:p>2.37514103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2.75717" calcext:value-type="float">
            <text:p>2.75717</text:p>
          </table:table-cell>
          <table:table-cell table:number-columns-repeated="2"/>
          <table:table-cell table:formula="of:=6.08371/[.F189]" office:value-type="float" office:value="2.20650522093306" calcext:value-type="float">
            <text:p>2.20650522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.63032" calcext:value-type="float">
            <text:p>3.63032</text:p>
          </table:table-cell>
          <table:table-cell table:number-columns-repeated="2"/>
          <table:table-cell table:formula="of:=6.08371/[.F190]" office:value-type="float" office:value="1.67580543863902" calcext:value-type="float">
            <text:p>1.67580543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3.79519" calcext:value-type="float">
            <text:p>3.79519</text:p>
          </table:table-cell>
          <table:table-cell table:number-columns-repeated="2"/>
          <table:table-cell table:formula="of:=6.08371/[.F191]" office:value-type="float" office:value="1.6030053831297" calcext:value-type="float">
            <text:p>1.60300538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4.12667" calcext:value-type="float">
            <text:p>4.12667</text:p>
          </table:table-cell>
          <table:table-cell table:number-columns-repeated="2"/>
          <table:table-cell table:formula="of:=6.08371/[.F192]" office:value-type="float" office:value="1.47424194326176" calcext:value-type="float">
            <text:p>1.47424194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4.6369" calcext:value-type="float">
            <text:p>4.6369</text:p>
          </table:table-cell>
          <table:table-cell table:number-columns-repeated="2"/>
          <table:table-cell table:formula="of:=6.08371/[.F193]" office:value-type="float" office:value="1.31202096228083" calcext:value-type="float">
            <text:p>1.31202096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5.22152" calcext:value-type="float">
            <text:p>5.22152</text:p>
          </table:table-cell>
          <table:table-cell table:number-columns-repeated="2"/>
          <table:table-cell table:formula="of:=6.08371/[.F194]" office:value-type="float" office:value="1.16512241646111" calcext:value-type="float">
            <text:p>1.16512241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6.03726" calcext:value-type="float">
            <text:p>6.03726</text:p>
          </table:table-cell>
          <table:table-cell table:number-columns-repeated="2"/>
          <table:table-cell table:formula="of:=6.08371/[.F195]" office:value-type="float" office:value="1.00769388762452" calcext:value-type="float">
            <text:p>1.00769388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7.57246" calcext:value-type="float">
            <text:p>7.57246</text:p>
          </table:table-cell>
          <table:table-cell table:number-columns-repeated="2"/>
          <table:table-cell table:formula="of:=6.08371/[.F196]" office:value-type="float" office:value="0.803399423701149" calcext:value-type="float">
            <text:p>0.80339942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10.507" calcext:value-type="float">
            <text:p>10.507</text:p>
          </table:table-cell>
          <table:table-cell table:number-columns-repeated="2"/>
          <table:table-cell table:formula="of:=6.08371/[.F197]" office:value-type="float" office:value="0.579014942419339" calcext:value-type="float">
            <text:p>0.5790149424</text:p>
          </table:table-cell>
        </table:table-row>
      </table:table>
      <table:named-expressions/>
      <table:database-ranges>
        <table:database-range table:name="__Anonymous_Sheet_DB__0" table:target-range-address="100m_sort.E73:100m_sort.G1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5:34:29.618828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9T15:56:51.361259452</dc:date>
    <meta:editing-duration>PT1H13M41S</meta:editing-duration>
    <meta:editing-cycles>5</meta:editing-cycles>
    <meta:generator>LibreOffice/4.4.1.2$Linux_X86_64 LibreOffice_project/40m0$Build-2</meta:generator>
    <meta:document-statistic meta:table-count="1" meta:cell-count="14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3cm" svg:y="0.316cm" chart:style-name="ch2">
          <text:p>Driver-Sort</text:p>
        </chart:title>
        <chart:legend chart:legend-position="end" svg:x="10.74cm" svg:y="3.703cm" style:legend-expansion="high" chart:style-name="ch3"/>
        <chart:plot-area chart:style-name="ch4" table:cell-range-address="100m_sort.E4:100m_sort.F69 100m_sort.B2:100m_sort.B2 100m_sort.B71:100m_sort.B71 100m_sort.F73:100m_sort.F122 100m_sort.C125:100m_sort.C125 100m_sort.F127:100m_sort.F197" chart:data-source-has-labels="row" svg:x="0.32cm" svg:y="1.301cm" svg:width="10.1cm" svg:height="7.519cm">
          <chartooo:coordinate-region svg:x="0.32cm" svg:y="1.5cm" svg:width="8.472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sort.F4:100m_sort.F69" chart:label-cell-address="100m_sort.B2:100m_sort.B2" chart:class="chart:scatter">
            <chart:domain table:cell-range-address="100m_sort.E4:100m_sort.E69"/>
            <chart:data-point chart:repeated="66"/>
          </chart:series>
          <chart:series chart:style-name="ch9" chart:values-cell-range-address="100m_sort.F73:100m_sort.F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10" chart:values-cell-range-address="100m_sort.F127:100m_sort.F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sort.B2:100m_sort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4:100m_sort.E69</svg:desc>
                </draw:g>
              </table:table-cell>
              <table:table-cell office:value-type="float" office:value="6.08371">
                <text:p>6.08371</text:p>
                <draw:g>
                  <svg:desc>100m_sort.F4:100m_sort.F69</svg:desc>
                </draw:g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4.7303">
                <text:p>4.7303</text:p>
                <draw:g>
                  <svg:desc>100m_sort.F73:100m_sort.F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4.67893">
                <text:p>4.67893</text:p>
                <draw:g>
                  <svg:desc>100m_sort.F127:100m_sort.F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6.08231">
                <text:p>6.08231</text:p>
              </table:table-cell>
              <table:table-cell office:value-type="float" office:value="90000000">
                <text:p>90000000</text:p>
              </table:table-cell>
              <table:table-cell office:value-type="float" office:value="4.74635">
                <text:p>4.74635</text:p>
              </table:table-cell>
              <table:table-cell office:value-type="float" office:value="90000000">
                <text:p>90000000</text:p>
              </table:table-cell>
              <table:table-cell office:value-type="float" office:value="4.68058">
                <text:p>4.68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6.09693">
                <text:p>6.09693</text:p>
              </table:table-cell>
              <table:table-cell office:value-type="float" office:value="80000000">
                <text:p>80000000</text:p>
              </table:table-cell>
              <table:table-cell office:value-type="float" office:value="4.42717">
                <text:p>4.42717</text:p>
              </table:table-cell>
              <table:table-cell office:value-type="float" office:value="80000000">
                <text:p>80000000</text:p>
              </table:table-cell>
              <table:table-cell office:value-type="float" office:value="4.38876">
                <text:p>4.38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6.10143">
                <text:p>6.10143</text:p>
              </table:table-cell>
              <table:table-cell office:value-type="float" office:value="70000000">
                <text:p>70000000</text:p>
              </table:table-cell>
              <table:table-cell office:value-type="float" office:value="4.22505">
                <text:p>4.22505</text:p>
              </table:table-cell>
              <table:table-cell office:value-type="float" office:value="70000000">
                <text:p>70000000</text:p>
              </table:table-cell>
              <table:table-cell office:value-type="float" office:value="4.12017">
                <text:p>4.12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6.13386">
                <text:p>6.13386</text:p>
              </table:table-cell>
              <table:table-cell office:value-type="float" office:value="60000000">
                <text:p>60000000</text:p>
              </table:table-cell>
              <table:table-cell office:value-type="float" office:value="3.52481">
                <text:p>3.52481</text:p>
              </table:table-cell>
              <table:table-cell office:value-type="float" office:value="60000000">
                <text:p>60000000</text:p>
              </table:table-cell>
              <table:table-cell office:value-type="float" office:value="3.40016">
                <text:p>3.4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6.13959">
                <text:p>6.13959</text:p>
              </table:table-cell>
              <table:table-cell office:value-type="float" office:value="50000000">
                <text:p>50000000</text:p>
              </table:table-cell>
              <table:table-cell office:value-type="float" office:value="3.09815">
                <text:p>3.09815</text:p>
              </table:table-cell>
              <table:table-cell office:value-type="float" office:value="50000000">
                <text:p>50000000</text:p>
              </table:table-cell>
              <table:table-cell office:value-type="float" office:value="2.92928">
                <text:p>2.9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6.13916">
                <text:p>6.13916</text:p>
              </table:table-cell>
              <table:table-cell office:value-type="float" office:value="40000000">
                <text:p>40000000</text:p>
              </table:table-cell>
              <table:table-cell office:value-type="float" office:value="2.88092">
                <text:p>2.88092</text:p>
              </table:table-cell>
              <table:table-cell office:value-type="float" office:value="40000000">
                <text:p>40000000</text:p>
              </table:table-cell>
              <table:table-cell office:value-type="float" office:value="2.76523">
                <text:p>2.76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6.15837">
                <text:p>6.15837</text:p>
              </table:table-cell>
              <table:table-cell office:value-type="float" office:value="30000000">
                <text:p>30000000</text:p>
              </table:table-cell>
              <table:table-cell office:value-type="float" office:value="2.67607">
                <text:p>2.67607</text:p>
              </table:table-cell>
              <table:table-cell office:value-type="float" office:value="30000000">
                <text:p>30000000</text:p>
              </table:table-cell>
              <table:table-cell office:value-type="float" office:value="2.50452">
                <text:p>2.50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6.18668">
                <text:p>6.18668</text:p>
              </table:table-cell>
              <table:table-cell office:value-type="float" office:value="20000000">
                <text:p>20000000</text:p>
              </table:table-cell>
              <table:table-cell office:value-type="float" office:value="2.57379">
                <text:p>2.57379</text:p>
              </table:table-cell>
              <table:table-cell office:value-type="float" office:value="20000000">
                <text:p>20000000</text:p>
              </table:table-cell>
              <table:table-cell office:value-type="float" office:value="2.61809">
                <text:p>2.6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6.24367">
                <text:p>6.24367</text:p>
              </table:table-cell>
              <table:table-cell office:value-type="float" office:value="10000000">
                <text:p>10000000</text:p>
              </table:table-cell>
              <table:table-cell office:value-type="float" office:value="2.50127">
                <text:p>2.50127</text:p>
              </table:table-cell>
              <table:table-cell office:value-type="float" office:value="10000000">
                <text:p>10000000</text:p>
              </table:table-cell>
              <table:table-cell office:value-type="float" office:value="2.39542">
                <text:p>2.3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6.25743">
                <text:p>6.25743</text:p>
              </table:table-cell>
              <table:table-cell office:value-type="float" office:value="9000000">
                <text:p>9000000</text:p>
              </table:table-cell>
              <table:table-cell office:value-type="float" office:value="2.52397">
                <text:p>2.52397</text:p>
              </table:table-cell>
              <table:table-cell office:value-type="float" office:value="9000000">
                <text:p>9000000</text:p>
              </table:table-cell>
              <table:table-cell office:value-type="float" office:value="2.35376">
                <text:p>2.35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6.26811">
                <text:p>6.26811</text:p>
              </table:table-cell>
              <table:table-cell office:value-type="float" office:value="8000000">
                <text:p>8000000</text:p>
              </table:table-cell>
              <table:table-cell office:value-type="float" office:value="2.39223">
                <text:p>2.39223</text:p>
              </table:table-cell>
              <table:table-cell office:value-type="float" office:value="8000000">
                <text:p>8000000</text:p>
              </table:table-cell>
              <table:table-cell office:value-type="float" office:value="2.30306">
                <text:p>2.30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6.27842">
                <text:p>6.27842</text:p>
              </table:table-cell>
              <table:table-cell office:value-type="float" office:value="7000000">
                <text:p>7000000</text:p>
              </table:table-cell>
              <table:table-cell office:value-type="float" office:value="2.45213">
                <text:p>2.45213</text:p>
              </table:table-cell>
              <table:table-cell office:value-type="float" office:value="7000000">
                <text:p>7000000</text:p>
              </table:table-cell>
              <table:table-cell office:value-type="float" office:value="2.33739">
                <text:p>2.33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6.28475">
                <text:p>6.28475</text:p>
              </table:table-cell>
              <table:table-cell office:value-type="float" office:value="6000000">
                <text:p>6000000</text:p>
              </table:table-cell>
              <table:table-cell office:value-type="float" office:value="2.3642">
                <text:p>2.3642</text:p>
              </table:table-cell>
              <table:table-cell office:value-type="float" office:value="6000000">
                <text:p>6000000</text:p>
              </table:table-cell>
              <table:table-cell office:value-type="float" office:value="2.28719">
                <text:p>2.28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6.29785">
                <text:p>6.29785</text:p>
              </table:table-cell>
              <table:table-cell office:value-type="float" office:value="5000000">
                <text:p>5000000</text:p>
              </table:table-cell>
              <table:table-cell office:value-type="float" office:value="2.32491">
                <text:p>2.32491</text:p>
              </table:table-cell>
              <table:table-cell office:value-type="float" office:value="5000000">
                <text:p>5000000</text:p>
              </table:table-cell>
              <table:table-cell office:value-type="float" office:value="2.28327">
                <text:p>2.28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6.31751">
                <text:p>6.31751</text:p>
              </table:table-cell>
              <table:table-cell office:value-type="float" office:value="4000000">
                <text:p>4000000</text:p>
              </table:table-cell>
              <table:table-cell office:value-type="float" office:value="2.28282">
                <text:p>2.28282</text:p>
              </table:table-cell>
              <table:table-cell office:value-type="float" office:value="4000000">
                <text:p>4000000</text:p>
              </table:table-cell>
              <table:table-cell office:value-type="float" office:value="2.27464">
                <text:p>2.27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6.32127">
                <text:p>6.32127</text:p>
              </table:table-cell>
              <table:table-cell office:value-type="float" office:value="3000000">
                <text:p>3000000</text:p>
              </table:table-cell>
              <table:table-cell office:value-type="float" office:value="2.28596">
                <text:p>2.28596</text:p>
              </table:table-cell>
              <table:table-cell office:value-type="float" office:value="3000000">
                <text:p>3000000</text:p>
              </table:table-cell>
              <table:table-cell office:value-type="float" office:value="2.2528">
                <text:p>2.2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6.35272">
                <text:p>6.35272</text:p>
              </table:table-cell>
              <table:table-cell office:value-type="float" office:value="2000000">
                <text:p>2000000</text:p>
              </table:table-cell>
              <table:table-cell office:value-type="float" office:value="2.29551">
                <text:p>2.29551</text:p>
              </table:table-cell>
              <table:table-cell office:value-type="float" office:value="2000000">
                <text:p>2000000</text:p>
              </table:table-cell>
              <table:table-cell office:value-type="float" office:value="2.26429">
                <text:p>2.26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6.3775">
                <text:p>6.3775</text:p>
              </table:table-cell>
              <table:table-cell office:value-type="float" office:value="1000000">
                <text:p>1000000</text:p>
              </table:table-cell>
              <table:table-cell office:value-type="float" office:value="2.31562">
                <text:p>2.31562</text:p>
              </table:table-cell>
              <table:table-cell office:value-type="float" office:value="1000000">
                <text:p>1000000</text:p>
              </table:table-cell>
              <table:table-cell office:value-type="float" office:value="2.22356">
                <text:p>2.2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6.38658">
                <text:p>6.38658</text:p>
              </table:table-cell>
              <table:table-cell office:value-type="float" office:value="900000">
                <text:p>900000</text:p>
              </table:table-cell>
              <table:table-cell office:value-type="float" office:value="2.3203">
                <text:p>2.3203</text:p>
              </table:table-cell>
              <table:table-cell office:value-type="float" office:value="900000">
                <text:p>900000</text:p>
              </table:table-cell>
              <table:table-cell office:value-type="float" office:value="2.20378">
                <text:p>2.20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6.39222">
                <text:p>6.39222</text:p>
              </table:table-cell>
              <table:table-cell office:value-type="float" office:value="800000">
                <text:p>800000</text:p>
              </table:table-cell>
              <table:table-cell office:value-type="float" office:value="2.30896">
                <text:p>2.30896</text:p>
              </table:table-cell>
              <table:table-cell office:value-type="float" office:value="800000">
                <text:p>800000</text:p>
              </table:table-cell>
              <table:table-cell office:value-type="float" office:value="2.17146">
                <text:p>2.17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6.39825">
                <text:p>6.39825</text:p>
              </table:table-cell>
              <table:table-cell office:value-type="float" office:value="700000">
                <text:p>700000</text:p>
              </table:table-cell>
              <table:table-cell office:value-type="float" office:value="2.32102">
                <text:p>2.32102</text:p>
              </table:table-cell>
              <table:table-cell office:value-type="float" office:value="700000">
                <text:p>700000</text:p>
              </table:table-cell>
              <table:table-cell office:value-type="float" office:value="2.13719">
                <text:p>2.13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6.41088">
                <text:p>6.41088</text:p>
              </table:table-cell>
              <table:table-cell office:value-type="float" office:value="600000">
                <text:p>600000</text:p>
              </table:table-cell>
              <table:table-cell office:value-type="float" office:value="2.35744">
                <text:p>2.35744</text:p>
              </table:table-cell>
              <table:table-cell office:value-type="float" office:value="600000">
                <text:p>600000</text:p>
              </table:table-cell>
              <table:table-cell office:value-type="float" office:value="2.13504">
                <text:p>2.13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6.42396">
                <text:p>6.42396</text:p>
              </table:table-cell>
              <table:table-cell office:value-type="float" office:value="500000">
                <text:p>500000</text:p>
              </table:table-cell>
              <table:table-cell office:value-type="float" office:value="2.34862">
                <text:p>2.34862</text:p>
              </table:table-cell>
              <table:table-cell office:value-type="float" office:value="500000">
                <text:p>500000</text:p>
              </table:table-cell>
              <table:table-cell office:value-type="float" office:value="2.15531">
                <text:p>2.15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6.43984">
                <text:p>6.43984</text:p>
              </table:table-cell>
              <table:table-cell office:value-type="float" office:value="400000">
                <text:p>400000</text:p>
              </table:table-cell>
              <table:table-cell office:value-type="float" office:value="2.38494">
                <text:p>2.38494</text:p>
              </table:table-cell>
              <table:table-cell office:value-type="float" office:value="400000">
                <text:p>400000</text:p>
              </table:table-cell>
              <table:table-cell office:value-type="float" office:value="2.14129">
                <text:p>2.14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6.45949">
                <text:p>6.45949</text:p>
              </table:table-cell>
              <table:table-cell office:value-type="float" office:value="300000">
                <text:p>300000</text:p>
              </table:table-cell>
              <table:table-cell office:value-type="float" office:value="2.33634">
                <text:p>2.33634</text:p>
              </table:table-cell>
              <table:table-cell office:value-type="float" office:value="300000">
                <text:p>300000</text:p>
              </table:table-cell>
              <table:table-cell office:value-type="float" office:value="2.15432">
                <text:p>2.15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6.48041">
                <text:p>6.48041</text:p>
              </table:table-cell>
              <table:table-cell office:value-type="float" office:value="200000">
                <text:p>200000</text:p>
              </table:table-cell>
              <table:table-cell office:value-type="float" office:value="2.4038">
                <text:p>2.4038</text:p>
              </table:table-cell>
              <table:table-cell office:value-type="float" office:value="200000">
                <text:p>200000</text:p>
              </table:table-cell>
              <table:table-cell office:value-type="float" office:value="2.13994">
                <text:p>2.13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6.528">
                <text:p>6.528</text:p>
              </table:table-cell>
              <table:table-cell office:value-type="float" office:value="100000">
                <text:p>100000</text:p>
              </table:table-cell>
              <table:table-cell office:value-type="float" office:value="2.40532">
                <text:p>2.40532</text:p>
              </table:table-cell>
              <table:table-cell office:value-type="float" office:value="100000">
                <text:p>100000</text:p>
              </table:table-cell>
              <table:table-cell office:value-type="float" office:value="2.18655">
                <text:p>2.18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6.53466">
                <text:p>6.53466</text:p>
              </table:table-cell>
              <table:table-cell office:value-type="float" office:value="90000">
                <text:p>90000</text:p>
              </table:table-cell>
              <table:table-cell office:value-type="float" office:value="2.38901">
                <text:p>2.38901</text:p>
              </table:table-cell>
              <table:table-cell office:value-type="float" office:value="90000">
                <text:p>90000</text:p>
              </table:table-cell>
              <table:table-cell office:value-type="float" office:value="2.22779">
                <text:p>2.2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6.5481">
                <text:p>6.5481</text:p>
              </table:table-cell>
              <table:table-cell office:value-type="float" office:value="80000">
                <text:p>80000</text:p>
              </table:table-cell>
              <table:table-cell office:value-type="float" office:value="2.35812">
                <text:p>2.35812</text:p>
              </table:table-cell>
              <table:table-cell office:value-type="float" office:value="80000">
                <text:p>80000</text:p>
              </table:table-cell>
              <table:table-cell office:value-type="float" office:value="2.20198">
                <text:p>2.20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6.55178">
                <text:p>6.55178</text:p>
              </table:table-cell>
              <table:table-cell office:value-type="float" office:value="70000">
                <text:p>70000</text:p>
              </table:table-cell>
              <table:table-cell office:value-type="float" office:value="2.38875">
                <text:p>2.38875</text:p>
              </table:table-cell>
              <table:table-cell office:value-type="float" office:value="70000">
                <text:p>70000</text:p>
              </table:table-cell>
              <table:table-cell office:value-type="float" office:value="2.21618">
                <text:p>2.2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6.55415">
                <text:p>6.55415</text:p>
              </table:table-cell>
              <table:table-cell office:value-type="float" office:value="60000">
                <text:p>60000</text:p>
              </table:table-cell>
              <table:table-cell office:value-type="float" office:value="2.39443">
                <text:p>2.39443</text:p>
              </table:table-cell>
              <table:table-cell office:value-type="float" office:value="60000">
                <text:p>60000</text:p>
              </table:table-cell>
              <table:table-cell office:value-type="float" office:value="2.23506">
                <text:p>2.23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6.57549">
                <text:p>6.57549</text:p>
              </table:table-cell>
              <table:table-cell office:value-type="float" office:value="50000">
                <text:p>50000</text:p>
              </table:table-cell>
              <table:table-cell office:value-type="float" office:value="2.3744">
                <text:p>2.3744</text:p>
              </table:table-cell>
              <table:table-cell office:value-type="float" office:value="50000">
                <text:p>50000</text:p>
              </table:table-cell>
              <table:table-cell office:value-type="float" office:value="2.25255">
                <text:p>2.25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6.58723">
                <text:p>6.58723</text:p>
              </table:table-cell>
              <table:table-cell office:value-type="float" office:value="40000">
                <text:p>40000</text:p>
              </table:table-cell>
              <table:table-cell office:value-type="float" office:value="2.34718">
                <text:p>2.34718</text:p>
              </table:table-cell>
              <table:table-cell office:value-type="float" office:value="40000">
                <text:p>40000</text:p>
              </table:table-cell>
              <table:table-cell office:value-type="float" office:value="2.23878">
                <text:p>2.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6.60244">
                <text:p>6.60244</text:p>
              </table:table-cell>
              <table:table-cell office:value-type="float" office:value="30000">
                <text:p>30000</text:p>
              </table:table-cell>
              <table:table-cell office:value-type="float" office:value="2.39538">
                <text:p>2.39538</text:p>
              </table:table-cell>
              <table:table-cell office:value-type="float" office:value="30000">
                <text:p>30000</text:p>
              </table:table-cell>
              <table:table-cell office:value-type="float" office:value="2.23899">
                <text:p>2.23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6.61896">
                <text:p>6.61896</text:p>
              </table:table-cell>
              <table:table-cell office:value-type="float" office:value="20000">
                <text:p>20000</text:p>
              </table:table-cell>
              <table:table-cell office:value-type="float" office:value="2.38602">
                <text:p>2.38602</text:p>
              </table:table-cell>
              <table:table-cell office:value-type="float" office:value="20000">
                <text:p>20000</text:p>
              </table:table-cell>
              <table:table-cell office:value-type="float" office:value="2.24746">
                <text:p>2.24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6.66192">
                <text:p>6.66192</text:p>
              </table:table-cell>
              <table:table-cell office:value-type="float" office:value="10000">
                <text:p>10000</text:p>
              </table:table-cell>
              <table:table-cell office:value-type="float" office:value="2.40474">
                <text:p>2.40474</text:p>
              </table:table-cell>
              <table:table-cell office:value-type="float" office:value="10000">
                <text:p>10000</text:p>
              </table:table-cell>
              <table:table-cell office:value-type="float" office:value="2.26106">
                <text:p>2.26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6.66827">
                <text:p>6.66827</text:p>
              </table:table-cell>
              <table:table-cell office:value-type="float" office:value="9000">
                <text:p>9000</text:p>
              </table:table-cell>
              <table:table-cell office:value-type="float" office:value="2.40424">
                <text:p>2.40424</text:p>
              </table:table-cell>
              <table:table-cell office:value-type="float" office:value="9000">
                <text:p>9000</text:p>
              </table:table-cell>
              <table:table-cell office:value-type="float" office:value="2.23037">
                <text:p>2.23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6.67805">
                <text:p>6.67805</text:p>
              </table:table-cell>
              <table:table-cell office:value-type="float" office:value="8000">
                <text:p>8000</text:p>
              </table:table-cell>
              <table:table-cell office:value-type="float" office:value="2.43018">
                <text:p>2.43018</text:p>
              </table:table-cell>
              <table:table-cell office:value-type="float" office:value="8000">
                <text:p>8000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6.68006">
                <text:p>6.68006</text:p>
              </table:table-cell>
              <table:table-cell office:value-type="float" office:value="7000">
                <text:p>7000</text:p>
              </table:table-cell>
              <table:table-cell office:value-type="float" office:value="2.44201">
                <text:p>2.44201</text:p>
              </table:table-cell>
              <table:table-cell office:value-type="float" office:value="7000">
                <text:p>7000</text:p>
              </table:table-cell>
              <table:table-cell office:value-type="float" office:value="2.2067">
                <text:p>2.2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6.69362">
                <text:p>6.69362</text:p>
              </table:table-cell>
              <table:table-cell office:value-type="float" office:value="6000">
                <text:p>6000</text:p>
              </table:table-cell>
              <table:table-cell office:value-type="float" office:value="2.4967">
                <text:p>2.4967</text:p>
              </table:table-cell>
              <table:table-cell office:value-type="float" office:value="6000">
                <text:p>6000</text:p>
              </table:table-cell>
              <table:table-cell office:value-type="float" office:value="2.18918">
                <text:p>2.18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6.70646">
                <text:p>6.70646</text:p>
              </table:table-cell>
              <table:table-cell office:value-type="float" office:value="5000">
                <text:p>5000</text:p>
              </table:table-cell>
              <table:table-cell office:value-type="float" office:value="2.45882">
                <text:p>2.45882</text:p>
              </table:table-cell>
              <table:table-cell office:value-type="float" office:value="5000">
                <text:p>5000</text:p>
              </table:table-cell>
              <table:table-cell office:value-type="float" office:value="2.2011">
                <text:p>2.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6.71928">
                <text:p>6.71928</text:p>
              </table:table-cell>
              <table:table-cell office:value-type="float" office:value="4000">
                <text:p>4000</text:p>
              </table:table-cell>
              <table:table-cell office:value-type="float" office:value="2.53359">
                <text:p>2.53359</text:p>
              </table:table-cell>
              <table:table-cell office:value-type="float" office:value="4000">
                <text:p>4000</text:p>
              </table:table-cell>
              <table:table-cell office:value-type="float" office:value="2.18046">
                <text:p>2.18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6.73021">
                <text:p>6.73021</text:p>
              </table:table-cell>
              <table:table-cell office:value-type="float" office:value="3000">
                <text:p>3000</text:p>
              </table:table-cell>
              <table:table-cell office:value-type="float" office:value="2.52676">
                <text:p>2.52676</text:p>
              </table:table-cell>
              <table:table-cell office:value-type="float" office:value="3000">
                <text:p>3000</text:p>
              </table:table-cell>
              <table:table-cell office:value-type="float" office:value="2.18551">
                <text:p>2.18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6.77382">
                <text:p>6.77382</text:p>
              </table:table-cell>
              <table:table-cell office:value-type="float" office:value="2000">
                <text:p>2000</text:p>
              </table:table-cell>
              <table:table-cell office:value-type="float" office:value="2.49724">
                <text:p>2.49724</text:p>
              </table:table-cell>
              <table:table-cell office:value-type="float" office:value="2000">
                <text:p>2000</text:p>
              </table:table-cell>
              <table:table-cell office:value-type="float" office:value="2.19326">
                <text:p>2.19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6.80674">
                <text:p>6.80674</text:p>
              </table:table-cell>
              <table:table-cell office:value-type="float" office:value="1000">
                <text:p>1000</text:p>
              </table:table-cell>
              <table:table-cell office:value-type="float" office:value="2.55789">
                <text:p>2.55789</text:p>
              </table:table-cell>
              <table:table-cell office:value-type="float" office:value="1000">
                <text:p>1000</text:p>
              </table:table-cell>
              <table:table-cell office:value-type="float" office:value="2.22908">
                <text:p>2.22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6.81371">
                <text:p>6.81371</text:p>
              </table:table-cell>
              <table:table-cell office:value-type="float" office:value="900">
                <text:p>900</text:p>
              </table:table-cell>
              <table:table-cell office:value-type="float" office:value="2.53911">
                <text:p>2.53911</text:p>
              </table:table-cell>
              <table:table-cell office:value-type="float" office:value="900">
                <text:p>900</text:p>
              </table:table-cell>
              <table:table-cell office:value-type="float" office:value="2.1993">
                <text:p>2.1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6.81956">
                <text:p>6.81956</text:p>
              </table:table-cell>
              <table:table-cell office:value-type="float" office:value="800">
                <text:p>800</text:p>
              </table:table-cell>
              <table:table-cell office:value-type="float" office:value="2.54553">
                <text:p>2.54553</text:p>
              </table:table-cell>
              <table:table-cell office:value-type="float" office:value="800">
                <text:p>800</text:p>
              </table:table-cell>
              <table:table-cell office:value-type="float" office:value="2.23859">
                <text:p>2.23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6.84604">
                <text:p>6.84604</text:p>
              </table:table-cell>
              <table:table-cell office:value-type="float" office:value="700">
                <text:p>700</text:p>
              </table:table-cell>
              <table:table-cell office:value-type="float" office:value="2.56213">
                <text:p>2.56213</text:p>
              </table:table-cell>
              <table:table-cell office:value-type="float" office:value="700">
                <text:p>700</text:p>
              </table:table-cell>
              <table:table-cell office:value-type="float" office:value="2.28134">
                <text:p>2.2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6.85523">
                <text:p>6.85523</text:p>
              </table:table-cell>
              <table:table-cell office:value-type="float" office:value="600">
                <text:p>600</text:p>
              </table:table-cell>
              <table:table-cell office:value-type="float" office:value="2.54373">
                <text:p>2.54373</text:p>
              </table:table-cell>
              <table:table-cell office:value-type="float" office:value="600">
                <text:p>600</text:p>
              </table:table-cell>
              <table:table-cell office:value-type="float" office:value="2.30377">
                <text:p>2.30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.87203">
                <text:p>6.8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2899">
                <text:p>2.2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6.88886">
                <text:p>6.8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32984">
                <text:p>2.32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6.9199">
                <text:p>6.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31926">
                <text:p>2.31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6.97794">
                <text:p>6.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32339">
                <text:p>2.32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7.12084">
                <text:p>7.1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5537">
                <text:p>2.35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7.15041">
                <text:p>7.1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39246">
                <text:p>2.39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.17527">
                <text:p>7.1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9585">
                <text:p>2.39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.21246">
                <text:p>7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38592">
                <text:p>2.38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.27048">
                <text:p>7.2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39444">
                <text:p>2.39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7.35341">
                <text:p>7.35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39125">
                <text:p>2.39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7.4529">
                <text:p>7.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4297">
                <text:p>2.44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7.61664">
                <text:p>7.6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56141">
                <text:p>2.56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7.9212">
                <text:p>7.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75717">
                <text:p>2.75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8.88321">
                <text:p>8.8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63032">
                <text:p>3.63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9.0891">
                <text:p>9.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79519">
                <text:p>3.795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9.35238">
                <text:p>9.3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.12667">
                <text:p>4.12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.6369">
                <text:p>4.6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.22152">
                <text:p>5.2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03726">
                <text:p>6.0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.57246">
                <text:p>7.57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.507">
                <text:p>10.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3cm" svg:y="0.316cm" chart:style-name="ch2">
          <text:p>Driver-Sort</text:p>
        </chart:title>
        <chart:legend chart:legend-position="end" svg:x="10.74cm" svg:y="3.952cm" style:legend-expansion="high" chart:style-name="ch3"/>
        <chart:plot-area chart:style-name="ch4" table:cell-range-address="100m_sort.E73:100m_sort.F122 100m_sort.B71:100m_sort.B71 100m_sort.C125:100m_sort.C125 100m_sort.F127:100m_sort.F197" chart:data-source-has-labels="row" svg:x="0.32cm" svg:y="1.301cm" svg:width="10.1cm" svg:height="7.519cm">
          <chartooo:coordinate-region svg:x="1.273cm" svg:y="1.5cm" svg:width="8.366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sort.F73:100m_sort.F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9" chart:values-cell-range-address="100m_sort.F127:100m_sort.F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4.7303">
                <text:p>4.7303</text:p>
                <draw:g>
                  <svg:desc>100m_sort.F73:100m_sort.F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4.67893">
                <text:p>4.67893</text:p>
                <draw:g>
                  <svg:desc>100m_sort.F127:100m_sort.F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4.74635">
                <text:p>4.74635</text:p>
              </table:table-cell>
              <table:table-cell office:value-type="float" office:value="90000000">
                <text:p>90000000</text:p>
              </table:table-cell>
              <table:table-cell office:value-type="float" office:value="4.68058">
                <text:p>4.68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4.42717">
                <text:p>4.42717</text:p>
              </table:table-cell>
              <table:table-cell office:value-type="float" office:value="80000000">
                <text:p>80000000</text:p>
              </table:table-cell>
              <table:table-cell office:value-type="float" office:value="4.38876">
                <text:p>4.38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4.22505">
                <text:p>4.22505</text:p>
              </table:table-cell>
              <table:table-cell office:value-type="float" office:value="70000000">
                <text:p>70000000</text:p>
              </table:table-cell>
              <table:table-cell office:value-type="float" office:value="4.12017">
                <text:p>4.12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3.52481">
                <text:p>3.52481</text:p>
              </table:table-cell>
              <table:table-cell office:value-type="float" office:value="60000000">
                <text:p>60000000</text:p>
              </table:table-cell>
              <table:table-cell office:value-type="float" office:value="3.40016">
                <text:p>3.4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.09815">
                <text:p>3.09815</text:p>
              </table:table-cell>
              <table:table-cell office:value-type="float" office:value="50000000">
                <text:p>50000000</text:p>
              </table:table-cell>
              <table:table-cell office:value-type="float" office:value="2.92928">
                <text:p>2.9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2.88092">
                <text:p>2.88092</text:p>
              </table:table-cell>
              <table:table-cell office:value-type="float" office:value="40000000">
                <text:p>40000000</text:p>
              </table:table-cell>
              <table:table-cell office:value-type="float" office:value="2.76523">
                <text:p>2.76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2.67607">
                <text:p>2.67607</text:p>
              </table:table-cell>
              <table:table-cell office:value-type="float" office:value="30000000">
                <text:p>30000000</text:p>
              </table:table-cell>
              <table:table-cell office:value-type="float" office:value="2.50452">
                <text:p>2.50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2.57379">
                <text:p>2.57379</text:p>
              </table:table-cell>
              <table:table-cell office:value-type="float" office:value="20000000">
                <text:p>20000000</text:p>
              </table:table-cell>
              <table:table-cell office:value-type="float" office:value="2.61809">
                <text:p>2.6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2.50127">
                <text:p>2.50127</text:p>
              </table:table-cell>
              <table:table-cell office:value-type="float" office:value="10000000">
                <text:p>10000000</text:p>
              </table:table-cell>
              <table:table-cell office:value-type="float" office:value="2.39542">
                <text:p>2.3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2.52397">
                <text:p>2.52397</text:p>
              </table:table-cell>
              <table:table-cell office:value-type="float" office:value="9000000">
                <text:p>9000000</text:p>
              </table:table-cell>
              <table:table-cell office:value-type="float" office:value="2.35376">
                <text:p>2.35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2.39223">
                <text:p>2.39223</text:p>
              </table:table-cell>
              <table:table-cell office:value-type="float" office:value="8000000">
                <text:p>8000000</text:p>
              </table:table-cell>
              <table:table-cell office:value-type="float" office:value="2.30306">
                <text:p>2.30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2.45213">
                <text:p>2.45213</text:p>
              </table:table-cell>
              <table:table-cell office:value-type="float" office:value="7000000">
                <text:p>7000000</text:p>
              </table:table-cell>
              <table:table-cell office:value-type="float" office:value="2.33739">
                <text:p>2.33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2.3642">
                <text:p>2.3642</text:p>
              </table:table-cell>
              <table:table-cell office:value-type="float" office:value="6000000">
                <text:p>6000000</text:p>
              </table:table-cell>
              <table:table-cell office:value-type="float" office:value="2.28719">
                <text:p>2.28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2.32491">
                <text:p>2.32491</text:p>
              </table:table-cell>
              <table:table-cell office:value-type="float" office:value="5000000">
                <text:p>5000000</text:p>
              </table:table-cell>
              <table:table-cell office:value-type="float" office:value="2.28327">
                <text:p>2.28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2.28282">
                <text:p>2.28282</text:p>
              </table:table-cell>
              <table:table-cell office:value-type="float" office:value="4000000">
                <text:p>4000000</text:p>
              </table:table-cell>
              <table:table-cell office:value-type="float" office:value="2.27464">
                <text:p>2.27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2.28596">
                <text:p>2.28596</text:p>
              </table:table-cell>
              <table:table-cell office:value-type="float" office:value="3000000">
                <text:p>3000000</text:p>
              </table:table-cell>
              <table:table-cell office:value-type="float" office:value="2.2528">
                <text:p>2.2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2.29551">
                <text:p>2.29551</text:p>
              </table:table-cell>
              <table:table-cell office:value-type="float" office:value="2000000">
                <text:p>2000000</text:p>
              </table:table-cell>
              <table:table-cell office:value-type="float" office:value="2.26429">
                <text:p>2.26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2.31562">
                <text:p>2.31562</text:p>
              </table:table-cell>
              <table:table-cell office:value-type="float" office:value="1000000">
                <text:p>1000000</text:p>
              </table:table-cell>
              <table:table-cell office:value-type="float" office:value="2.22356">
                <text:p>2.2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2.3203">
                <text:p>2.3203</text:p>
              </table:table-cell>
              <table:table-cell office:value-type="float" office:value="900000">
                <text:p>900000</text:p>
              </table:table-cell>
              <table:table-cell office:value-type="float" office:value="2.20378">
                <text:p>2.20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2.30896">
                <text:p>2.30896</text:p>
              </table:table-cell>
              <table:table-cell office:value-type="float" office:value="800000">
                <text:p>800000</text:p>
              </table:table-cell>
              <table:table-cell office:value-type="float" office:value="2.17146">
                <text:p>2.17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2.32102">
                <text:p>2.32102</text:p>
              </table:table-cell>
              <table:table-cell office:value-type="float" office:value="700000">
                <text:p>700000</text:p>
              </table:table-cell>
              <table:table-cell office:value-type="float" office:value="2.13719">
                <text:p>2.13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2.35744">
                <text:p>2.35744</text:p>
              </table:table-cell>
              <table:table-cell office:value-type="float" office:value="600000">
                <text:p>600000</text:p>
              </table:table-cell>
              <table:table-cell office:value-type="float" office:value="2.13504">
                <text:p>2.13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2.34862">
                <text:p>2.34862</text:p>
              </table:table-cell>
              <table:table-cell office:value-type="float" office:value="500000">
                <text:p>500000</text:p>
              </table:table-cell>
              <table:table-cell office:value-type="float" office:value="2.15531">
                <text:p>2.15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2.38494">
                <text:p>2.38494</text:p>
              </table:table-cell>
              <table:table-cell office:value-type="float" office:value="400000">
                <text:p>400000</text:p>
              </table:table-cell>
              <table:table-cell office:value-type="float" office:value="2.14129">
                <text:p>2.14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2.33634">
                <text:p>2.33634</text:p>
              </table:table-cell>
              <table:table-cell office:value-type="float" office:value="300000">
                <text:p>300000</text:p>
              </table:table-cell>
              <table:table-cell office:value-type="float" office:value="2.15432">
                <text:p>2.15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2.4038">
                <text:p>2.4038</text:p>
              </table:table-cell>
              <table:table-cell office:value-type="float" office:value="200000">
                <text:p>200000</text:p>
              </table:table-cell>
              <table:table-cell office:value-type="float" office:value="2.13994">
                <text:p>2.13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2.40532">
                <text:p>2.40532</text:p>
              </table:table-cell>
              <table:table-cell office:value-type="float" office:value="100000">
                <text:p>100000</text:p>
              </table:table-cell>
              <table:table-cell office:value-type="float" office:value="2.18655">
                <text:p>2.18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2.38901">
                <text:p>2.38901</text:p>
              </table:table-cell>
              <table:table-cell office:value-type="float" office:value="90000">
                <text:p>90000</text:p>
              </table:table-cell>
              <table:table-cell office:value-type="float" office:value="2.22779">
                <text:p>2.2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2.35812">
                <text:p>2.35812</text:p>
              </table:table-cell>
              <table:table-cell office:value-type="float" office:value="80000">
                <text:p>80000</text:p>
              </table:table-cell>
              <table:table-cell office:value-type="float" office:value="2.20198">
                <text:p>2.20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2.38875">
                <text:p>2.38875</text:p>
              </table:table-cell>
              <table:table-cell office:value-type="float" office:value="70000">
                <text:p>70000</text:p>
              </table:table-cell>
              <table:table-cell office:value-type="float" office:value="2.21618">
                <text:p>2.2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.39443">
                <text:p>2.39443</text:p>
              </table:table-cell>
              <table:table-cell office:value-type="float" office:value="60000">
                <text:p>60000</text:p>
              </table:table-cell>
              <table:table-cell office:value-type="float" office:value="2.23506">
                <text:p>2.23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2.3744">
                <text:p>2.3744</text:p>
              </table:table-cell>
              <table:table-cell office:value-type="float" office:value="50000">
                <text:p>50000</text:p>
              </table:table-cell>
              <table:table-cell office:value-type="float" office:value="2.25255">
                <text:p>2.25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2.34718">
                <text:p>2.34718</text:p>
              </table:table-cell>
              <table:table-cell office:value-type="float" office:value="40000">
                <text:p>40000</text:p>
              </table:table-cell>
              <table:table-cell office:value-type="float" office:value="2.23878">
                <text:p>2.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2.39538">
                <text:p>2.39538</text:p>
              </table:table-cell>
              <table:table-cell office:value-type="float" office:value="30000">
                <text:p>30000</text:p>
              </table:table-cell>
              <table:table-cell office:value-type="float" office:value="2.23899">
                <text:p>2.23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2.38602">
                <text:p>2.38602</text:p>
              </table:table-cell>
              <table:table-cell office:value-type="float" office:value="20000">
                <text:p>20000</text:p>
              </table:table-cell>
              <table:table-cell office:value-type="float" office:value="2.24746">
                <text:p>2.24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2.40474">
                <text:p>2.40474</text:p>
              </table:table-cell>
              <table:table-cell office:value-type="float" office:value="10000">
                <text:p>10000</text:p>
              </table:table-cell>
              <table:table-cell office:value-type="float" office:value="2.26106">
                <text:p>2.26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2.40424">
                <text:p>2.40424</text:p>
              </table:table-cell>
              <table:table-cell office:value-type="float" office:value="9000">
                <text:p>9000</text:p>
              </table:table-cell>
              <table:table-cell office:value-type="float" office:value="2.23037">
                <text:p>2.23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2.43018">
                <text:p>2.43018</text:p>
              </table:table-cell>
              <table:table-cell office:value-type="float" office:value="8000">
                <text:p>8000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2.44201">
                <text:p>2.44201</text:p>
              </table:table-cell>
              <table:table-cell office:value-type="float" office:value="7000">
                <text:p>7000</text:p>
              </table:table-cell>
              <table:table-cell office:value-type="float" office:value="2.2067">
                <text:p>2.2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2.4967">
                <text:p>2.4967</text:p>
              </table:table-cell>
              <table:table-cell office:value-type="float" office:value="6000">
                <text:p>6000</text:p>
              </table:table-cell>
              <table:table-cell office:value-type="float" office:value="2.18918">
                <text:p>2.18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2.45882">
                <text:p>2.45882</text:p>
              </table:table-cell>
              <table:table-cell office:value-type="float" office:value="5000">
                <text:p>5000</text:p>
              </table:table-cell>
              <table:table-cell office:value-type="float" office:value="2.2011">
                <text:p>2.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2.53359">
                <text:p>2.53359</text:p>
              </table:table-cell>
              <table:table-cell office:value-type="float" office:value="4000">
                <text:p>4000</text:p>
              </table:table-cell>
              <table:table-cell office:value-type="float" office:value="2.18046">
                <text:p>2.18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2.52676">
                <text:p>2.52676</text:p>
              </table:table-cell>
              <table:table-cell office:value-type="float" office:value="3000">
                <text:p>3000</text:p>
              </table:table-cell>
              <table:table-cell office:value-type="float" office:value="2.18551">
                <text:p>2.18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2.49724">
                <text:p>2.49724</text:p>
              </table:table-cell>
              <table:table-cell office:value-type="float" office:value="2000">
                <text:p>2000</text:p>
              </table:table-cell>
              <table:table-cell office:value-type="float" office:value="2.19326">
                <text:p>2.19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.55789">
                <text:p>2.55789</text:p>
              </table:table-cell>
              <table:table-cell office:value-type="float" office:value="1000">
                <text:p>1000</text:p>
              </table:table-cell>
              <table:table-cell office:value-type="float" office:value="2.22908">
                <text:p>2.22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2.53911">
                <text:p>2.53911</text:p>
              </table:table-cell>
              <table:table-cell office:value-type="float" office:value="900">
                <text:p>900</text:p>
              </table:table-cell>
              <table:table-cell office:value-type="float" office:value="2.1993">
                <text:p>2.1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2.54553">
                <text:p>2.54553</text:p>
              </table:table-cell>
              <table:table-cell office:value-type="float" office:value="800">
                <text:p>800</text:p>
              </table:table-cell>
              <table:table-cell office:value-type="float" office:value="2.23859">
                <text:p>2.23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2.56213">
                <text:p>2.56213</text:p>
              </table:table-cell>
              <table:table-cell office:value-type="float" office:value="700">
                <text:p>700</text:p>
              </table:table-cell>
              <table:table-cell office:value-type="float" office:value="2.28134">
                <text:p>2.2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2.54373">
                <text:p>2.54373</text:p>
              </table:table-cell>
              <table:table-cell office:value-type="float" office:value="600">
                <text:p>600</text:p>
              </table:table-cell>
              <table:table-cell office:value-type="float" office:value="2.30377">
                <text:p>2.30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2899">
                <text:p>2.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32984">
                <text:p>2.32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31926">
                <text:p>2.31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32339">
                <text:p>2.3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5537">
                <text:p>2.35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39246">
                <text:p>2.39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9585">
                <text:p>2.39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38592">
                <text:p>2.3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39444">
                <text:p>2.39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39125">
                <text:p>2.39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4297">
                <text:p>2.44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56141">
                <text:p>2.56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75717">
                <text:p>2.75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63032">
                <text:p>3.63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79519">
                <text:p>3.79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.12667">
                <text:p>4.12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.6369">
                <text:p>4.6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.22152">
                <text:p>5.2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03726">
                <text:p>6.0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.57246">
                <text:p>7.57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.507">
                <text:p>10.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6cm" chart:style-name="ch2">
          <text:p>Driver-Sort SpeedUp</text:p>
        </chart:title>
        <chart:legend chart:legend-position="end" svg:x="10.74cm" svg:y="3.703cm" style:legend-expansion="high" chart:style-name="ch3"/>
        <chart:plot-area chart:style-name="ch4" table:cell-range-address="100m_sort.E4:100m_sort.E69 100m_sort.B2:100m_sort.B2 100m_sort.G4:100m_sort.G69 100m_sort.B71:100m_sort.B71 100m_sort.I73:100m_sort.I122 100m_sort.C125:100m_sort.C125 100m_sort.I127:100m_sort.I197" chart:data-source-has-labels="row" svg:x="0.32cm" svg:y="1.301cm" svg:width="10.1cm" svg:height="7.519cm">
          <chartooo:coordinate-region svg:x="1.273cm" svg:y="1.5cm" svg:width="8.366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sort.G4:100m_sort.G69" chart:label-cell-address="100m_sort.B2:100m_sort.B2" chart:class="chart:scatter">
            <chart:domain table:cell-range-address="100m_sort.E4:100m_sort.E69"/>
            <chart:data-point chart:repeated="66"/>
          </chart:series>
          <chart:series chart:style-name="ch9" chart:values-cell-range-address="100m_sort.I73:100m_sort.I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10" chart:values-cell-range-address="100m_sort.I127:100m_sort.I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sort.B2:100m_sort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4:100m_sort.E69</svg:desc>
                </draw:g>
              </table:table-cell>
              <table:table-cell office:value-type="float" office:value="1">
                <text:p>1</text:p>
                <draw:g>
                  <svg:desc>100m_sort.G4:100m_sort.G69</svg:desc>
                </draw:g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1.28611504555736">
                <text:p>1.28611504555736</text:p>
                <draw:g>
                  <svg:desc>100m_sort.I73:100m_sort.I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1.30023531020981">
                <text:p>1.30023531020981</text:p>
                <draw:g>
                  <svg:desc>100m_sort.I127:100m_sort.I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1.00023017570627">
                <text:p>1.00023017570627</text:p>
              </table:table-cell>
              <table:table-cell office:value-type="float" office:value="90000000">
                <text:p>90000000</text:p>
              </table:table-cell>
              <table:table-cell office:value-type="float" office:value="1.28176598860177">
                <text:p>1.28176598860177</text:p>
              </table:table-cell>
              <table:table-cell office:value-type="float" office:value="90000000">
                <text:p>90000000</text:p>
              </table:table-cell>
              <table:table-cell office:value-type="float" office:value="1.29977695071978">
                <text:p>1.2997769507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997831695623863">
                <text:p>0.997831695623863</text:p>
              </table:table-cell>
              <table:table-cell office:value-type="float" office:value="80000000">
                <text:p>80000000</text:p>
              </table:table-cell>
              <table:table-cell office:value-type="float" office:value="1.37417582789909">
                <text:p>1.37417582789909</text:p>
              </table:table-cell>
              <table:table-cell office:value-type="float" office:value="80000000">
                <text:p>80000000</text:p>
              </table:table-cell>
              <table:table-cell office:value-type="float" office:value="1.38620248088298">
                <text:p>1.3862024808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0.99709576279659">
                <text:p>0.99709576279659</text:p>
              </table:table-cell>
              <table:table-cell office:value-type="float" office:value="70000000">
                <text:p>70000000</text:p>
              </table:table-cell>
              <table:table-cell office:value-type="float" office:value="1.43991432054059">
                <text:p>1.43991432054059</text:p>
              </table:table-cell>
              <table:table-cell office:value-type="float" office:value="70000000">
                <text:p>70000000</text:p>
              </table:table-cell>
              <table:table-cell office:value-type="float" office:value="1.47656771443897">
                <text:p>1.47656771443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991824071628632">
                <text:p>0.991824071628632</text:p>
              </table:table-cell>
              <table:table-cell office:value-type="float" office:value="60000000">
                <text:p>60000000</text:p>
              </table:table-cell>
              <table:table-cell office:value-type="float" office:value="1.72596820821548">
                <text:p>1.72596820821548</text:p>
              </table:table-cell>
              <table:table-cell office:value-type="float" office:value="60000000">
                <text:p>60000000</text:p>
              </table:table-cell>
              <table:table-cell office:value-type="float" office:value="1.78924227095196">
                <text:p>1.78924227095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990898415040744">
                <text:p>0.990898415040744</text:p>
              </table:table-cell>
              <table:table-cell office:value-type="float" office:value="50000000">
                <text:p>50000000</text:p>
              </table:table-cell>
              <table:table-cell office:value-type="float" office:value="1.96365895776512">
                <text:p>1.96365895776512</text:p>
              </table:table-cell>
              <table:table-cell office:value-type="float" office:value="50000000">
                <text:p>50000000</text:p>
              </table:table-cell>
              <table:table-cell office:value-type="float" office:value="2.07686189097662">
                <text:p>2.07686189097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0.990967819701718">
                <text:p>0.990967819701718</text:p>
              </table:table-cell>
              <table:table-cell office:value-type="float" office:value="40000000">
                <text:p>40000000</text:p>
              </table:table-cell>
              <table:table-cell office:value-type="float" office:value="2.11172472682338">
                <text:p>2.11172472682338</text:p>
              </table:table-cell>
              <table:table-cell office:value-type="float" office:value="40000000">
                <text:p>40000000</text:p>
              </table:table-cell>
              <table:table-cell office:value-type="float" office:value="2.20007377324852">
                <text:p>2.20007377324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0.987876662168723">
                <text:p>0.987876662168723</text:p>
              </table:table-cell>
              <table:table-cell office:value-type="float" office:value="30000000">
                <text:p>30000000</text:p>
              </table:table-cell>
              <table:table-cell office:value-type="float" office:value="2.27337476224463">
                <text:p>2.27337476224463</text:p>
              </table:table-cell>
              <table:table-cell office:value-type="float" office:value="30000000">
                <text:p>30000000</text:p>
              </table:table-cell>
              <table:table-cell office:value-type="float" office:value="2.42909220130005">
                <text:p>2.4290922013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0.983356178111685">
                <text:p>0.983356178111685</text:p>
              </table:table-cell>
              <table:table-cell office:value-type="float" office:value="20000000">
                <text:p>20000000</text:p>
              </table:table-cell>
              <table:table-cell office:value-type="float" office:value="2.36371654253066">
                <text:p>2.36371654253066</text:p>
              </table:table-cell>
              <table:table-cell office:value-type="float" office:value="20000000">
                <text:p>20000000</text:p>
              </table:table-cell>
              <table:table-cell office:value-type="float" office:value="2.32372072770608">
                <text:p>2.32372072770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974380452522315">
                <text:p>0.974380452522315</text:p>
              </table:table-cell>
              <table:table-cell office:value-type="float" office:value="10000000">
                <text:p>10000000</text:p>
              </table:table-cell>
              <table:table-cell office:value-type="float" office:value="2.43224841780376">
                <text:p>2.43224841780376</text:p>
              </table:table-cell>
              <table:table-cell office:value-type="float" office:value="10000000">
                <text:p>10000000</text:p>
              </table:table-cell>
              <table:table-cell office:value-type="float" office:value="2.53972581008758">
                <text:p>2.53972581008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972237803698963">
                <text:p>0.972237803698963</text:p>
              </table:table-cell>
              <table:table-cell office:value-type="float" office:value="9000000">
                <text:p>9000000</text:p>
              </table:table-cell>
              <table:table-cell office:value-type="float" office:value="2.41037334041213">
                <text:p>2.41037334041213</text:p>
              </table:table-cell>
              <table:table-cell office:value-type="float" office:value="9000000">
                <text:p>9000000</text:p>
              </table:table-cell>
              <table:table-cell office:value-type="float" office:value="2.58467728230576">
                <text:p>2.58467728230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970581243788">
                <text:p>0.970581243788</text:p>
              </table:table-cell>
              <table:table-cell office:value-type="float" office:value="8000000">
                <text:p>8000000</text:p>
              </table:table-cell>
              <table:table-cell office:value-type="float" office:value="2.54311249336393">
                <text:p>2.54311249336393</text:p>
              </table:table-cell>
              <table:table-cell office:value-type="float" office:value="8000000">
                <text:p>8000000</text:p>
              </table:table-cell>
              <table:table-cell office:value-type="float" office:value="2.64157685861419">
                <text:p>2.64157685861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968987420401948">
                <text:p>0.968987420401948</text:p>
              </table:table-cell>
              <table:table-cell office:value-type="float" office:value="7000000">
                <text:p>7000000</text:p>
              </table:table-cell>
              <table:table-cell office:value-type="float" office:value="2.48098999645206">
                <text:p>2.48098999645206</text:p>
              </table:table-cell>
              <table:table-cell office:value-type="float" office:value="7000000">
                <text:p>7000000</text:p>
              </table:table-cell>
              <table:table-cell office:value-type="float" office:value="2.60277916821754">
                <text:p>2.60277916821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0.968011456302956">
                <text:p>0.968011456302956</text:p>
              </table:table-cell>
              <table:table-cell office:value-type="float" office:value="6000000">
                <text:p>6000000</text:p>
              </table:table-cell>
              <table:table-cell office:value-type="float" office:value="2.57326368327553">
                <text:p>2.57326368327553</text:p>
              </table:table-cell>
              <table:table-cell office:value-type="float" office:value="6000000">
                <text:p>6000000</text:p>
              </table:table-cell>
              <table:table-cell office:value-type="float" office:value="2.65990582330283">
                <text:p>2.65990582330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965997919925054">
                <text:p>0.965997919925054</text:p>
              </table:table-cell>
              <table:table-cell office:value-type="float" office:value="5000000">
                <text:p>5000000</text:p>
              </table:table-cell>
              <table:table-cell office:value-type="float" office:value="2.61675075594324">
                <text:p>2.61675075594324</text:p>
              </table:table-cell>
              <table:table-cell office:value-type="float" office:value="5000000">
                <text:p>5000000</text:p>
              </table:table-cell>
              <table:table-cell office:value-type="float" office:value="2.66447244522111">
                <text:p>2.66447244522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962991748331225">
                <text:p>0.962991748331225</text:p>
              </table:table-cell>
              <table:table-cell office:value-type="float" office:value="4000000">
                <text:p>4000000</text:p>
              </table:table-cell>
              <table:table-cell office:value-type="float" office:value="2.66499767831016">
                <text:p>2.66499767831016</text:p>
              </table:table-cell>
              <table:table-cell office:value-type="float" office:value="4000000">
                <text:p>4000000</text:p>
              </table:table-cell>
              <table:table-cell office:value-type="float" office:value="2.67458147223297">
                <text:p>2.67458147223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962418944294422">
                <text:p>0.962418944294422</text:p>
              </table:table-cell>
              <table:table-cell office:value-type="float" office:value="3000000">
                <text:p>3000000</text:p>
              </table:table-cell>
              <table:table-cell office:value-type="float" office:value="2.66133703126914">
                <text:p>2.66133703126914</text:p>
              </table:table-cell>
              <table:table-cell office:value-type="float" office:value="3000000">
                <text:p>3000000</text:p>
              </table:table-cell>
              <table:table-cell office:value-type="float" office:value="2.70051047585227">
                <text:p>2.70051047585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957654359077687">
                <text:p>0.957654359077687</text:p>
              </table:table-cell>
              <table:table-cell office:value-type="float" office:value="2000000">
                <text:p>2000000</text:p>
              </table:table-cell>
              <table:table-cell office:value-type="float" office:value="2.65026508270493">
                <text:p>2.65026508270493</text:p>
              </table:table-cell>
              <table:table-cell office:value-type="float" office:value="2000000">
                <text:p>2000000</text:p>
              </table:table-cell>
              <table:table-cell office:value-type="float" office:value="2.68680690194277">
                <text:p>2.68680690194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953933359466876">
                <text:p>0.953933359466876</text:p>
              </table:table-cell>
              <table:table-cell office:value-type="float" office:value="1000000">
                <text:p>1000000</text:p>
              </table:table-cell>
              <table:table-cell office:value-type="float" office:value="2.62724885775732">
                <text:p>2.62724885775732</text:p>
              </table:table-cell>
              <table:table-cell office:value-type="float" office:value="1000000">
                <text:p>1000000</text:p>
              </table:table-cell>
              <table:table-cell office:value-type="float" office:value="2.73602241450647">
                <text:p>2.73602241450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0.952577122654065">
                <text:p>0.952577122654065</text:p>
              </table:table-cell>
              <table:table-cell office:value-type="float" office:value="900000">
                <text:p>900000</text:p>
              </table:table-cell>
              <table:table-cell office:value-type="float" office:value="2.62194974787743">
                <text:p>2.62194974787743</text:p>
              </table:table-cell>
              <table:table-cell office:value-type="float" office:value="900000">
                <text:p>900000</text:p>
              </table:table-cell>
              <table:table-cell office:value-type="float" office:value="2.76057954968282">
                <text:p>2.76057954968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0.951736642355864">
                <text:p>0.951736642355864</text:p>
              </table:table-cell>
              <table:table-cell office:value-type="float" office:value="800000">
                <text:p>800000</text:p>
              </table:table-cell>
              <table:table-cell office:value-type="float" office:value="2.63482693507033">
                <text:p>2.63482693507033</text:p>
              </table:table-cell>
              <table:table-cell office:value-type="float" office:value="800000">
                <text:p>800000</text:p>
              </table:table-cell>
              <table:table-cell office:value-type="float" office:value="2.80166800217365">
                <text:p>2.80166800217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950839682725745">
                <text:p>0.950839682725745</text:p>
              </table:table-cell>
              <table:table-cell office:value-type="float" office:value="700000">
                <text:p>700000</text:p>
              </table:table-cell>
              <table:table-cell office:value-type="float" office:value="2.62113639692894">
                <text:p>2.62113639692894</text:p>
              </table:table-cell>
              <table:table-cell office:value-type="float" office:value="700000">
                <text:p>700000</text:p>
              </table:table-cell>
              <table:table-cell office:value-type="float" office:value="2.84659295617142">
                <text:p>2.84659295617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948966444544275">
                <text:p>0.948966444544275</text:p>
              </table:table-cell>
              <table:table-cell office:value-type="float" office:value="600000">
                <text:p>600000</text:p>
              </table:table-cell>
              <table:table-cell office:value-type="float" office:value="2.58064256142256">
                <text:p>2.58064256142256</text:p>
              </table:table-cell>
              <table:table-cell office:value-type="float" office:value="600000">
                <text:p>600000</text:p>
              </table:table-cell>
              <table:table-cell office:value-type="float" office:value="2.84945949490408">
                <text:p>2.84945949490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947034228108519">
                <text:p>0.947034228108519</text:p>
              </table:table-cell>
              <table:table-cell office:value-type="float" office:value="500000">
                <text:p>500000</text:p>
              </table:table-cell>
              <table:table-cell office:value-type="float" office:value="2.59033389820405">
                <text:p>2.59033389820405</text:p>
              </table:table-cell>
              <table:table-cell office:value-type="float" office:value="500000">
                <text:p>500000</text:p>
              </table:table-cell>
              <table:table-cell office:value-type="float" office:value="2.82266124130635">
                <text:p>2.82266124130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944698936619543">
                <text:p>0.944698936619543</text:p>
              </table:table-cell>
              <table:table-cell office:value-type="float" office:value="400000">
                <text:p>400000</text:p>
              </table:table-cell>
              <table:table-cell office:value-type="float" office:value="2.55088597616712">
                <text:p>2.55088597616712</text:p>
              </table:table-cell>
              <table:table-cell office:value-type="float" office:value="400000">
                <text:p>400000</text:p>
              </table:table-cell>
              <table:table-cell office:value-type="float" office:value="2.84114248887353">
                <text:p>2.84114248887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941825128609225">
                <text:p>0.941825128609225</text:p>
              </table:table-cell>
              <table:table-cell office:value-type="float" office:value="300000">
                <text:p>300000</text:p>
              </table:table-cell>
              <table:table-cell office:value-type="float" office:value="2.60394891154541">
                <text:p>2.60394891154541</text:p>
              </table:table-cell>
              <table:table-cell office:value-type="float" office:value="300000">
                <text:p>300000</text:p>
              </table:table-cell>
              <table:table-cell office:value-type="float" office:value="2.8239583720153">
                <text:p>2.823958372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938784737385443">
                <text:p>0.938784737385443</text:p>
              </table:table-cell>
              <table:table-cell office:value-type="float" office:value="200000">
                <text:p>200000</text:p>
              </table:table-cell>
              <table:table-cell office:value-type="float" office:value="2.53087195274149">
                <text:p>2.53087195274149</text:p>
              </table:table-cell>
              <table:table-cell office:value-type="float" office:value="200000">
                <text:p>200000</text:p>
              </table:table-cell>
              <table:table-cell office:value-type="float" office:value="2.84293484864062">
                <text:p>2.84293484864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931940870098039">
                <text:p>0.931940870098039</text:p>
              </table:table-cell>
              <table:table-cell office:value-type="float" office:value="100000">
                <text:p>100000</text:p>
              </table:table-cell>
              <table:table-cell office:value-type="float" office:value="2.5292726123759">
                <text:p>2.5292726123759</text:p>
              </table:table-cell>
              <table:table-cell office:value-type="float" office:value="100000">
                <text:p>100000</text:p>
              </table:table-cell>
              <table:table-cell office:value-type="float" office:value="2.78233289885893">
                <text:p>2.78233289885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930991053857431">
                <text:p>0.930991053857431</text:p>
              </table:table-cell>
              <table:table-cell office:value-type="float" office:value="90000">
                <text:p>90000</text:p>
              </table:table-cell>
              <table:table-cell office:value-type="float" office:value="2.5465401986597">
                <text:p>2.5465401986597</text:p>
              </table:table-cell>
              <table:table-cell office:value-type="float" office:value="90000">
                <text:p>90000</text:p>
              </table:table-cell>
              <table:table-cell office:value-type="float" office:value="2.73082741191944">
                <text:p>2.73082741191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929080191200501">
                <text:p>0.929080191200501</text:p>
              </table:table-cell>
              <table:table-cell office:value-type="float" office:value="80000">
                <text:p>80000</text:p>
              </table:table-cell>
              <table:table-cell office:value-type="float" office:value="2.57989839363561">
                <text:p>2.57989839363561</text:p>
              </table:table-cell>
              <table:table-cell office:value-type="float" office:value="80000">
                <text:p>80000</text:p>
              </table:table-cell>
              <table:table-cell office:value-type="float" office:value="2.76283617471548">
                <text:p>2.76283617471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928558345976208">
                <text:p>0.928558345976208</text:p>
              </table:table-cell>
              <table:table-cell office:value-type="float" office:value="70000">
                <text:p>70000</text:p>
              </table:table-cell>
              <table:table-cell office:value-type="float" office:value="2.54681737310309">
                <text:p>2.54681737310309</text:p>
              </table:table-cell>
              <table:table-cell office:value-type="float" office:value="70000">
                <text:p>70000</text:p>
              </table:table-cell>
              <table:table-cell office:value-type="float" office:value="2.74513351803554">
                <text:p>2.74513351803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928222576535478">
                <text:p>0.928222576535478</text:p>
              </table:table-cell>
              <table:table-cell office:value-type="float" office:value="60000">
                <text:p>60000</text:p>
              </table:table-cell>
              <table:table-cell office:value-type="float" office:value="2.54077588403086">
                <text:p>2.54077588403086</text:p>
              </table:table-cell>
              <table:table-cell office:value-type="float" office:value="60000">
                <text:p>60000</text:p>
              </table:table-cell>
              <table:table-cell office:value-type="float" office:value="2.72194482474743">
                <text:p>2.72194482474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925210136430897">
                <text:p>0.925210136430897</text:p>
              </table:table-cell>
              <table:table-cell office:value-type="float" office:value="50000">
                <text:p>50000</text:p>
              </table:table-cell>
              <table:table-cell office:value-type="float" office:value="2.56220940026954">
                <text:p>2.56220940026954</text:p>
              </table:table-cell>
              <table:table-cell office:value-type="float" office:value="50000">
                <text:p>50000</text:p>
              </table:table-cell>
              <table:table-cell office:value-type="float" office:value="2.7008101928925">
                <text:p>2.7008101928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923561193399957">
                <text:p>0.923561193399957</text:p>
              </table:table-cell>
              <table:table-cell office:value-type="float" office:value="40000">
                <text:p>40000</text:p>
              </table:table-cell>
              <table:table-cell office:value-type="float" office:value="2.59192307364582">
                <text:p>2.59192307364582</text:p>
              </table:table-cell>
              <table:table-cell office:value-type="float" office:value="40000">
                <text:p>40000</text:p>
              </table:table-cell>
              <table:table-cell office:value-type="float" office:value="2.71742198876174">
                <text:p>2.71742198876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921433591217792">
                <text:p>0.921433591217792</text:p>
              </table:table-cell>
              <table:table-cell office:value-type="float" office:value="30000">
                <text:p>30000</text:p>
              </table:table-cell>
              <table:table-cell office:value-type="float" office:value="2.53976822049111">
                <text:p>2.53976822049111</text:p>
              </table:table-cell>
              <table:table-cell office:value-type="float" office:value="30000">
                <text:p>30000</text:p>
              </table:table-cell>
              <table:table-cell office:value-type="float" office:value="2.71716711552977">
                <text:p>2.71716711552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919133821627567">
                <text:p>0.919133821627567</text:p>
              </table:table-cell>
              <table:table-cell office:value-type="float" office:value="20000">
                <text:p>20000</text:p>
              </table:table-cell>
              <table:table-cell office:value-type="float" office:value="2.54973135179085">
                <text:p>2.54973135179085</text:p>
              </table:table-cell>
              <table:table-cell office:value-type="float" office:value="20000">
                <text:p>20000</text:p>
              </table:table-cell>
              <table:table-cell office:value-type="float" office:value="2.70692693084638">
                <text:p>2.70692693084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913206703172659">
                <text:p>0.913206703172659</text:p>
              </table:table-cell>
              <table:table-cell office:value-type="float" office:value="10000">
                <text:p>10000</text:p>
              </table:table-cell>
              <table:table-cell office:value-type="float" office:value="2.52988264843601">
                <text:p>2.52988264843601</text:p>
              </table:table-cell>
              <table:table-cell office:value-type="float" office:value="10000">
                <text:p>10000</text:p>
              </table:table-cell>
              <table:table-cell office:value-type="float" office:value="2.6906450956631">
                <text:p>2.6906450956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912337082931555">
                <text:p>0.912337082931555</text:p>
              </table:table-cell>
              <table:table-cell office:value-type="float" office:value="9000">
                <text:p>9000</text:p>
              </table:table-cell>
              <table:table-cell office:value-type="float" office:value="2.53040877782584">
                <text:p>2.53040877782584</text:p>
              </table:table-cell>
              <table:table-cell office:value-type="float" office:value="9000">
                <text:p>9000</text:p>
              </table:table-cell>
              <table:table-cell office:value-type="float" office:value="2.72766850343217">
                <text:p>2.72766850343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1100096585081">
                <text:p>0.91100096585081</text:p>
              </table:table-cell>
              <table:table-cell office:value-type="float" office:value="8000">
                <text:p>8000</text:p>
              </table:table-cell>
              <table:table-cell office:value-type="float" office:value="2.5033989251825">
                <text:p>2.5033989251825</text:p>
              </table:table-cell>
              <table:table-cell office:value-type="float" office:value="8000">
                <text:p>8000</text:p>
              </table:table-cell>
              <table:table-cell office:value-type="float" office:value="2.73671165092218">
                <text:p>2.73671165092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910726849758834">
                <text:p>0.910726849758834</text:p>
              </table:table-cell>
              <table:table-cell office:value-type="float" office:value="7000">
                <text:p>7000</text:p>
              </table:table-cell>
              <table:table-cell office:value-type="float" office:value="2.4912715345146">
                <text:p>2.4912715345146</text:p>
              </table:table-cell>
              <table:table-cell office:value-type="float" office:value="7000">
                <text:p>7000</text:p>
              </table:table-cell>
              <table:table-cell office:value-type="float" office:value="2.75692663252821">
                <text:p>2.75692663252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908881890516641">
                <text:p>0.908881890516641</text:p>
              </table:table-cell>
              <table:table-cell office:value-type="float" office:value="6000">
                <text:p>6000</text:p>
              </table:table-cell>
              <table:table-cell office:value-type="float" office:value="2.43670044458685">
                <text:p>2.43670044458685</text:p>
              </table:table-cell>
              <table:table-cell office:value-type="float" office:value="6000">
                <text:p>6000</text:p>
              </table:table-cell>
              <table:table-cell office:value-type="float" office:value="2.77899030687289">
                <text:p>2.77899030687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907141770770272">
                <text:p>0.907141770770272</text:p>
              </table:table-cell>
              <table:table-cell office:value-type="float" office:value="5000">
                <text:p>5000</text:p>
              </table:table-cell>
              <table:table-cell office:value-type="float" office:value="2.47423967594212">
                <text:p>2.47423967594212</text:p>
              </table:table-cell>
              <table:table-cell office:value-type="float" office:value="5000">
                <text:p>5000</text:p>
              </table:table-cell>
              <table:table-cell office:value-type="float" office:value="2.76394075689428">
                <text:p>2.76394075689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905410996416283">
                <text:p>0.905410996416283</text:p>
              </table:table-cell>
              <table:table-cell office:value-type="float" office:value="4000">
                <text:p>4000</text:p>
              </table:table-cell>
              <table:table-cell office:value-type="float" office:value="2.40122119206344">
                <text:p>2.40122119206344</text:p>
              </table:table-cell>
              <table:table-cell office:value-type="float" office:value="4000">
                <text:p>4000</text:p>
              </table:table-cell>
              <table:table-cell office:value-type="float" office:value="2.79010392302542">
                <text:p>2.79010392302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9039405902639">
                <text:p>0.9039405902639</text:p>
              </table:table-cell>
              <table:table-cell office:value-type="float" office:value="3000">
                <text:p>3000</text:p>
              </table:table-cell>
              <table:table-cell office:value-type="float" office:value="2.40771185233263">
                <text:p>2.40771185233263</text:p>
              </table:table-cell>
              <table:table-cell office:value-type="float" office:value="3000">
                <text:p>3000</text:p>
              </table:table-cell>
              <table:table-cell office:value-type="float" office:value="2.78365690388056">
                <text:p>2.78365690388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89812100114854">
                <text:p>0.89812100114854</text:p>
              </table:table-cell>
              <table:table-cell office:value-type="float" office:value="2000">
                <text:p>2000</text:p>
              </table:table-cell>
              <table:table-cell office:value-type="float" office:value="2.43617353558328">
                <text:p>2.43617353558328</text:p>
              </table:table-cell>
              <table:table-cell office:value-type="float" office:value="2000">
                <text:p>2000</text:p>
              </table:table-cell>
              <table:table-cell office:value-type="float" office:value="2.77382070525154">
                <text:p>2.77382070525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893777344220581">
                <text:p>0.893777344220581</text:p>
              </table:table-cell>
              <table:table-cell office:value-type="float" office:value="1000">
                <text:p>1000</text:p>
              </table:table-cell>
              <table:table-cell office:value-type="float" office:value="2.37840954849505">
                <text:p>2.37840954849505</text:p>
              </table:table-cell>
              <table:table-cell office:value-type="float" office:value="1000">
                <text:p>1000</text:p>
              </table:table-cell>
              <table:table-cell office:value-type="float" office:value="2.72924704362338">
                <text:p>2.7292470436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892863065789416">
                <text:p>0.892863065789416</text:p>
              </table:table-cell>
              <table:table-cell office:value-type="float" office:value="900">
                <text:p>900</text:p>
              </table:table-cell>
              <table:table-cell office:value-type="float" office:value="2.39600096096664">
                <text:p>2.39600096096664</text:p>
              </table:table-cell>
              <table:table-cell office:value-type="float" office:value="900">
                <text:p>900</text:p>
              </table:table-cell>
              <table:table-cell office:value-type="float" office:value="2.76620288273542">
                <text:p>2.76620288273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892097144097273">
                <text:p>0.892097144097273</text:p>
              </table:table-cell>
              <table:table-cell office:value-type="float" office:value="800">
                <text:p>800</text:p>
              </table:table-cell>
              <table:table-cell office:value-type="float" office:value="2.38995808338538">
                <text:p>2.38995808338538</text:p>
              </table:table-cell>
              <table:table-cell office:value-type="float" office:value="800">
                <text:p>800</text:p>
              </table:table-cell>
              <table:table-cell office:value-type="float" office:value="2.717652629557">
                <text:p>2.717652629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88864657524642">
                <text:p>0.88864657524642</text:p>
              </table:table-cell>
              <table:table-cell office:value-type="float" office:value="700">
                <text:p>700</text:p>
              </table:table-cell>
              <table:table-cell office:value-type="float" office:value="2.37447358252704">
                <text:p>2.37447358252704</text:p>
              </table:table-cell>
              <table:table-cell office:value-type="float" office:value="700">
                <text:p>700</text:p>
              </table:table-cell>
              <table:table-cell office:value-type="float" office:value="2.66672657297904">
                <text:p>2.66672657297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887455271376745">
                <text:p>0.887455271376745</text:p>
              </table:table-cell>
              <table:table-cell office:value-type="float" office:value="600">
                <text:p>600</text:p>
              </table:table-cell>
              <table:table-cell office:value-type="float" office:value="2.3916492709525">
                <text:p>2.3916492709525</text:p>
              </table:table-cell>
              <table:table-cell office:value-type="float" office:value="600">
                <text:p>600</text:p>
              </table:table-cell>
              <table:table-cell office:value-type="float" office:value="2.64076274975366">
                <text:p>2.64076274975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885285716156652">
                <text:p>0.88528571615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65675793702782">
                <text:p>2.65675793702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883122896966987">
                <text:p>0.88312289696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61121364557223">
                <text:p>2.61121364557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0.879161548577292">
                <text:p>0.87916154857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62312547967886">
                <text:p>2.623125479678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871848998415005">
                <text:p>0.87184899841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6184626773809">
                <text:p>2.6184626773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0.854352857247179">
                <text:p>0.85435285724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58291054059447">
                <text:p>2.58291054059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0.850819743203537">
                <text:p>0.85081974320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54286801033246">
                <text:p>2.54286801033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8478719267707">
                <text:p>0.847871926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53926998768704">
                <text:p>2.53926998768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0.84349999861351">
                <text:p>0.8434999986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54983821754292">
                <text:p>2.54983821754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836768686524136">
                <text:p>0.83676868652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54076527288218">
                <text:p>2.54076527288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827331809323837">
                <text:p>0.82733180932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54415473078934">
                <text:p>2.54415473078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.816287619584323">
                <text:p>0.81628761958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9029255373582">
                <text:p>2.49029255373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0.798739339131165">
                <text:p>0.79873933913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37514103560148">
                <text:p>2.37514103560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768028834015048">
                <text:p>0.76802883401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20650522093306">
                <text:p>2.20650522093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684854911681701">
                <text:p>0.68485491168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67580543863902">
                <text:p>1.67580543863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0.669341298918485">
                <text:p>0.66934129891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6030053831297">
                <text:p>1.6030053831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.650498589663807">
                <text:p>0.650498589663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7424194326176">
                <text:p>1.47424194326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31202096228083">
                <text:p>1.3120209622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16512241646111">
                <text:p>1.16512241646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00769388762452">
                <text:p>1.00769388762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803399423701149">
                <text:p>0.803399423701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79014942419339">
                <text:p>0.579014942419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4cm" svg:y="3.952cm" style:legend-expansion="high" chart:style-name="ch2"/>
        <chart:plot-area chart:style-name="ch3" table:cell-range-address="100m_sort.E73:100m_sort.E122 100m_sort.B71:100m_sort.B71 100m_sort.I73:100m_sort.I122 100m_sort.C125:100m_sort.C125 100m_sort.I127:100m_sort.I197" chart:data-source-has-labels="row" svg:x="0.32cm" svg:y="0.18cm" svg:width="10.1cm" svg:height="8.64cm">
          <chartooo:coordinate-region svg:x="1.273cm" svg:y="0.379cm" svg:width="8.366cm" svg:height="7.3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m_sort.I73:100m_sort.I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8" chart:values-cell-range-address="100m_sort.I127:100m_sort.I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1.28611504555736">
                <text:p>1.28611504555736</text:p>
                <draw:g>
                  <svg:desc>100m_sort.I73:100m_sort.I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1.30023531020981">
                <text:p>1.30023531020981</text:p>
                <draw:g>
                  <svg:desc>100m_sort.I127:100m_sort.I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1.28176598860177">
                <text:p>1.28176598860177</text:p>
              </table:table-cell>
              <table:table-cell office:value-type="float" office:value="90000000">
                <text:p>90000000</text:p>
              </table:table-cell>
              <table:table-cell office:value-type="float" office:value="1.29977695071978">
                <text:p>1.2997769507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1.37417582789909">
                <text:p>1.37417582789909</text:p>
              </table:table-cell>
              <table:table-cell office:value-type="float" office:value="80000000">
                <text:p>80000000</text:p>
              </table:table-cell>
              <table:table-cell office:value-type="float" office:value="1.38620248088298">
                <text:p>1.3862024808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1.43991432054059">
                <text:p>1.43991432054059</text:p>
              </table:table-cell>
              <table:table-cell office:value-type="float" office:value="70000000">
                <text:p>70000000</text:p>
              </table:table-cell>
              <table:table-cell office:value-type="float" office:value="1.47656771443897">
                <text:p>1.47656771443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1.72596820821548">
                <text:p>1.72596820821548</text:p>
              </table:table-cell>
              <table:table-cell office:value-type="float" office:value="60000000">
                <text:p>60000000</text:p>
              </table:table-cell>
              <table:table-cell office:value-type="float" office:value="1.78924227095196">
                <text:p>1.78924227095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96365895776512">
                <text:p>1.96365895776512</text:p>
              </table:table-cell>
              <table:table-cell office:value-type="float" office:value="50000000">
                <text:p>50000000</text:p>
              </table:table-cell>
              <table:table-cell office:value-type="float" office:value="2.07686189097662">
                <text:p>2.07686189097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2.11172472682338">
                <text:p>2.11172472682338</text:p>
              </table:table-cell>
              <table:table-cell office:value-type="float" office:value="40000000">
                <text:p>40000000</text:p>
              </table:table-cell>
              <table:table-cell office:value-type="float" office:value="2.20007377324852">
                <text:p>2.20007377324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2.27337476224463">
                <text:p>2.27337476224463</text:p>
              </table:table-cell>
              <table:table-cell office:value-type="float" office:value="30000000">
                <text:p>30000000</text:p>
              </table:table-cell>
              <table:table-cell office:value-type="float" office:value="2.42909220130005">
                <text:p>2.4290922013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2.36371654253066">
                <text:p>2.36371654253066</text:p>
              </table:table-cell>
              <table:table-cell office:value-type="float" office:value="20000000">
                <text:p>20000000</text:p>
              </table:table-cell>
              <table:table-cell office:value-type="float" office:value="2.32372072770608">
                <text:p>2.32372072770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2.43224841780376">
                <text:p>2.43224841780376</text:p>
              </table:table-cell>
              <table:table-cell office:value-type="float" office:value="10000000">
                <text:p>10000000</text:p>
              </table:table-cell>
              <table:table-cell office:value-type="float" office:value="2.53972581008758">
                <text:p>2.53972581008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2.41037334041213">
                <text:p>2.41037334041213</text:p>
              </table:table-cell>
              <table:table-cell office:value-type="float" office:value="9000000">
                <text:p>9000000</text:p>
              </table:table-cell>
              <table:table-cell office:value-type="float" office:value="2.58467728230576">
                <text:p>2.58467728230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2.54311249336393">
                <text:p>2.54311249336393</text:p>
              </table:table-cell>
              <table:table-cell office:value-type="float" office:value="8000000">
                <text:p>8000000</text:p>
              </table:table-cell>
              <table:table-cell office:value-type="float" office:value="2.64157685861419">
                <text:p>2.64157685861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2.48098999645206">
                <text:p>2.48098999645206</text:p>
              </table:table-cell>
              <table:table-cell office:value-type="float" office:value="7000000">
                <text:p>7000000</text:p>
              </table:table-cell>
              <table:table-cell office:value-type="float" office:value="2.60277916821754">
                <text:p>2.60277916821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2.57326368327553">
                <text:p>2.57326368327553</text:p>
              </table:table-cell>
              <table:table-cell office:value-type="float" office:value="6000000">
                <text:p>6000000</text:p>
              </table:table-cell>
              <table:table-cell office:value-type="float" office:value="2.65990582330283">
                <text:p>2.65990582330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2.61675075594324">
                <text:p>2.61675075594324</text:p>
              </table:table-cell>
              <table:table-cell office:value-type="float" office:value="5000000">
                <text:p>5000000</text:p>
              </table:table-cell>
              <table:table-cell office:value-type="float" office:value="2.66447244522111">
                <text:p>2.66447244522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2.66499767831016">
                <text:p>2.66499767831016</text:p>
              </table:table-cell>
              <table:table-cell office:value-type="float" office:value="4000000">
                <text:p>4000000</text:p>
              </table:table-cell>
              <table:table-cell office:value-type="float" office:value="2.67458147223297">
                <text:p>2.67458147223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2.66133703126914">
                <text:p>2.66133703126914</text:p>
              </table:table-cell>
              <table:table-cell office:value-type="float" office:value="3000000">
                <text:p>3000000</text:p>
              </table:table-cell>
              <table:table-cell office:value-type="float" office:value="2.70051047585227">
                <text:p>2.70051047585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2.65026508270493">
                <text:p>2.65026508270493</text:p>
              </table:table-cell>
              <table:table-cell office:value-type="float" office:value="2000000">
                <text:p>2000000</text:p>
              </table:table-cell>
              <table:table-cell office:value-type="float" office:value="2.68680690194277">
                <text:p>2.68680690194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2.62724885775732">
                <text:p>2.62724885775732</text:p>
              </table:table-cell>
              <table:table-cell office:value-type="float" office:value="1000000">
                <text:p>1000000</text:p>
              </table:table-cell>
              <table:table-cell office:value-type="float" office:value="2.73602241450647">
                <text:p>2.73602241450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2.62194974787743">
                <text:p>2.62194974787743</text:p>
              </table:table-cell>
              <table:table-cell office:value-type="float" office:value="900000">
                <text:p>900000</text:p>
              </table:table-cell>
              <table:table-cell office:value-type="float" office:value="2.76057954968282">
                <text:p>2.76057954968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2.63482693507033">
                <text:p>2.63482693507033</text:p>
              </table:table-cell>
              <table:table-cell office:value-type="float" office:value="800000">
                <text:p>800000</text:p>
              </table:table-cell>
              <table:table-cell office:value-type="float" office:value="2.80166800217365">
                <text:p>2.80166800217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2.62113639692894">
                <text:p>2.62113639692894</text:p>
              </table:table-cell>
              <table:table-cell office:value-type="float" office:value="700000">
                <text:p>700000</text:p>
              </table:table-cell>
              <table:table-cell office:value-type="float" office:value="2.84659295617142">
                <text:p>2.84659295617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2.58064256142256">
                <text:p>2.58064256142256</text:p>
              </table:table-cell>
              <table:table-cell office:value-type="float" office:value="600000">
                <text:p>600000</text:p>
              </table:table-cell>
              <table:table-cell office:value-type="float" office:value="2.84945949490408">
                <text:p>2.84945949490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2.59033389820405">
                <text:p>2.59033389820405</text:p>
              </table:table-cell>
              <table:table-cell office:value-type="float" office:value="500000">
                <text:p>500000</text:p>
              </table:table-cell>
              <table:table-cell office:value-type="float" office:value="2.82266124130635">
                <text:p>2.82266124130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2.55088597616712">
                <text:p>2.55088597616712</text:p>
              </table:table-cell>
              <table:table-cell office:value-type="float" office:value="400000">
                <text:p>400000</text:p>
              </table:table-cell>
              <table:table-cell office:value-type="float" office:value="2.84114248887353">
                <text:p>2.84114248887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2.60394891154541">
                <text:p>2.60394891154541</text:p>
              </table:table-cell>
              <table:table-cell office:value-type="float" office:value="300000">
                <text:p>300000</text:p>
              </table:table-cell>
              <table:table-cell office:value-type="float" office:value="2.8239583720153">
                <text:p>2.823958372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2.53087195274149">
                <text:p>2.53087195274149</text:p>
              </table:table-cell>
              <table:table-cell office:value-type="float" office:value="200000">
                <text:p>200000</text:p>
              </table:table-cell>
              <table:table-cell office:value-type="float" office:value="2.84293484864062">
                <text:p>2.84293484864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2.5292726123759">
                <text:p>2.5292726123759</text:p>
              </table:table-cell>
              <table:table-cell office:value-type="float" office:value="100000">
                <text:p>100000</text:p>
              </table:table-cell>
              <table:table-cell office:value-type="float" office:value="2.78233289885893">
                <text:p>2.78233289885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2.5465401986597">
                <text:p>2.5465401986597</text:p>
              </table:table-cell>
              <table:table-cell office:value-type="float" office:value="90000">
                <text:p>90000</text:p>
              </table:table-cell>
              <table:table-cell office:value-type="float" office:value="2.73082741191944">
                <text:p>2.73082741191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2.57989839363561">
                <text:p>2.57989839363561</text:p>
              </table:table-cell>
              <table:table-cell office:value-type="float" office:value="80000">
                <text:p>80000</text:p>
              </table:table-cell>
              <table:table-cell office:value-type="float" office:value="2.76283617471548">
                <text:p>2.76283617471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2.54681737310309">
                <text:p>2.54681737310309</text:p>
              </table:table-cell>
              <table:table-cell office:value-type="float" office:value="70000">
                <text:p>70000</text:p>
              </table:table-cell>
              <table:table-cell office:value-type="float" office:value="2.74513351803554">
                <text:p>2.74513351803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.54077588403086">
                <text:p>2.54077588403086</text:p>
              </table:table-cell>
              <table:table-cell office:value-type="float" office:value="60000">
                <text:p>60000</text:p>
              </table:table-cell>
              <table:table-cell office:value-type="float" office:value="2.72194482474743">
                <text:p>2.72194482474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2.56220940026954">
                <text:p>2.56220940026954</text:p>
              </table:table-cell>
              <table:table-cell office:value-type="float" office:value="50000">
                <text:p>50000</text:p>
              </table:table-cell>
              <table:table-cell office:value-type="float" office:value="2.7008101928925">
                <text:p>2.7008101928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2.59192307364582">
                <text:p>2.59192307364582</text:p>
              </table:table-cell>
              <table:table-cell office:value-type="float" office:value="40000">
                <text:p>40000</text:p>
              </table:table-cell>
              <table:table-cell office:value-type="float" office:value="2.71742198876174">
                <text:p>2.71742198876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2.53976822049111">
                <text:p>2.53976822049111</text:p>
              </table:table-cell>
              <table:table-cell office:value-type="float" office:value="30000">
                <text:p>30000</text:p>
              </table:table-cell>
              <table:table-cell office:value-type="float" office:value="2.71716711552977">
                <text:p>2.71716711552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2.54973135179085">
                <text:p>2.54973135179085</text:p>
              </table:table-cell>
              <table:table-cell office:value-type="float" office:value="20000">
                <text:p>20000</text:p>
              </table:table-cell>
              <table:table-cell office:value-type="float" office:value="2.70692693084638">
                <text:p>2.70692693084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2.52988264843601">
                <text:p>2.52988264843601</text:p>
              </table:table-cell>
              <table:table-cell office:value-type="float" office:value="10000">
                <text:p>10000</text:p>
              </table:table-cell>
              <table:table-cell office:value-type="float" office:value="2.6906450956631">
                <text:p>2.6906450956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2.53040877782584">
                <text:p>2.53040877782584</text:p>
              </table:table-cell>
              <table:table-cell office:value-type="float" office:value="9000">
                <text:p>9000</text:p>
              </table:table-cell>
              <table:table-cell office:value-type="float" office:value="2.72766850343217">
                <text:p>2.72766850343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2.5033989251825">
                <text:p>2.5033989251825</text:p>
              </table:table-cell>
              <table:table-cell office:value-type="float" office:value="8000">
                <text:p>8000</text:p>
              </table:table-cell>
              <table:table-cell office:value-type="float" office:value="2.73671165092218">
                <text:p>2.73671165092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2.4912715345146">
                <text:p>2.4912715345146</text:p>
              </table:table-cell>
              <table:table-cell office:value-type="float" office:value="7000">
                <text:p>7000</text:p>
              </table:table-cell>
              <table:table-cell office:value-type="float" office:value="2.75692663252821">
                <text:p>2.75692663252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2.43670044458685">
                <text:p>2.43670044458685</text:p>
              </table:table-cell>
              <table:table-cell office:value-type="float" office:value="6000">
                <text:p>6000</text:p>
              </table:table-cell>
              <table:table-cell office:value-type="float" office:value="2.77899030687289">
                <text:p>2.77899030687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2.47423967594212">
                <text:p>2.47423967594212</text:p>
              </table:table-cell>
              <table:table-cell office:value-type="float" office:value="5000">
                <text:p>5000</text:p>
              </table:table-cell>
              <table:table-cell office:value-type="float" office:value="2.76394075689428">
                <text:p>2.76394075689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2.40122119206344">
                <text:p>2.40122119206344</text:p>
              </table:table-cell>
              <table:table-cell office:value-type="float" office:value="4000">
                <text:p>4000</text:p>
              </table:table-cell>
              <table:table-cell office:value-type="float" office:value="2.79010392302542">
                <text:p>2.79010392302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2.40771185233263">
                <text:p>2.40771185233263</text:p>
              </table:table-cell>
              <table:table-cell office:value-type="float" office:value="3000">
                <text:p>3000</text:p>
              </table:table-cell>
              <table:table-cell office:value-type="float" office:value="2.78365690388056">
                <text:p>2.78365690388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2.43617353558328">
                <text:p>2.43617353558328</text:p>
              </table:table-cell>
              <table:table-cell office:value-type="float" office:value="2000">
                <text:p>2000</text:p>
              </table:table-cell>
              <table:table-cell office:value-type="float" office:value="2.77382070525154">
                <text:p>2.77382070525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.37840954849505">
                <text:p>2.37840954849505</text:p>
              </table:table-cell>
              <table:table-cell office:value-type="float" office:value="1000">
                <text:p>1000</text:p>
              </table:table-cell>
              <table:table-cell office:value-type="float" office:value="2.72924704362338">
                <text:p>2.7292470436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2.39600096096664">
                <text:p>2.39600096096664</text:p>
              </table:table-cell>
              <table:table-cell office:value-type="float" office:value="900">
                <text:p>900</text:p>
              </table:table-cell>
              <table:table-cell office:value-type="float" office:value="2.76620288273542">
                <text:p>2.76620288273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2.38995808338538">
                <text:p>2.38995808338538</text:p>
              </table:table-cell>
              <table:table-cell office:value-type="float" office:value="800">
                <text:p>800</text:p>
              </table:table-cell>
              <table:table-cell office:value-type="float" office:value="2.717652629557">
                <text:p>2.717652629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2.37447358252704">
                <text:p>2.37447358252704</text:p>
              </table:table-cell>
              <table:table-cell office:value-type="float" office:value="700">
                <text:p>700</text:p>
              </table:table-cell>
              <table:table-cell office:value-type="float" office:value="2.66672657297904">
                <text:p>2.66672657297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2.3916492709525">
                <text:p>2.3916492709525</text:p>
              </table:table-cell>
              <table:table-cell office:value-type="float" office:value="600">
                <text:p>600</text:p>
              </table:table-cell>
              <table:table-cell office:value-type="float" office:value="2.64076274975366">
                <text:p>2.6407627497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65675793702782">
                <text:p>2.65675793702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61121364557223">
                <text:p>2.61121364557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62312547967886">
                <text:p>2.62312547967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6184626773809">
                <text:p>2.6184626773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58291054059447">
                <text:p>2.58291054059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54286801033246">
                <text:p>2.54286801033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53926998768704">
                <text:p>2.53926998768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54983821754292">
                <text:p>2.54983821754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54076527288218">
                <text:p>2.5407652728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54415473078934">
                <text:p>2.54415473078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9029255373582">
                <text:p>2.49029255373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37514103560148">
                <text:p>2.37514103560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20650522093306">
                <text:p>2.20650522093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67580543863902">
                <text:p>1.67580543863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6030053831297">
                <text:p>1.6030053831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7424194326176">
                <text:p>1.47424194326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31202096228083">
                <text:p>1.3120209622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16512241646111">
                <text:p>1.16512241646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00769388762452">
                <text:p>1.00769388762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803399423701149">
                <text:p>0.803399423701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79014942419339">
                <text:p>0.579014942419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